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201pt"/>
    </style:style>
    <style:style style:name="co2" style:family="table-column">
      <style:table-column-properties fo:break-before="auto" style:column-width="158pt"/>
    </style:style>
    <style:style style:name="co3" style:family="table-column">
      <style:table-column-properties fo:break-before="auto" style:column-width="60pt"/>
    </style:style>
    <style:style style:name="co4" style:family="table-column">
      <style:table-column-properties fo:break-before="auto" style:column-width="64pt"/>
    </style:style>
    <style:style style:name="co5" style:family="table-column">
      <style:table-column-properties fo:break-before="auto" style:column-width="7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23pt"/>
    </style:style>
    <style:style style:name="ce1" style:family="table-cell">
      <style:text-properties fo:font-size="9pt"/>
    </style:style>
    <style:style style:name="ce2" style:family="table-cell"/>
    <style:style style:name="ce3" style:family="table-cell">
      <style:table-cell-properties style:text-align-source="fix" style:vertical-align="middle"/>
      <style:paragraph-properties fo:text-align="center"/>
      <style:text-properties fo:color="#000000" fo:font-family="Bitstream Vera Sans" fo:font-size="9pt"/>
    </style:style>
    <style:style style:name="ce4" style:family="table-cell">
      <style:table-cell-properties fo:background-color="#ffffff" style:cell-protect="none" style:text-align-source="fix" style:vertical-align="middle"/>
      <style:paragraph-properties fo:text-align="center"/>
      <style:text-properties fo:color="#000000" fo:font-family="Bitstream Vera Sans" fo:font-size="9pt"/>
    </style:style>
    <style:style style:name="ce5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Bitstream Vera Sans" fo:font-size="9pt"/>
    </style:style>
    <style:style style:name="ce6" style:family="table-cell">
      <style:table-cell-properties fo:background-color="#ffffff" style:cell-protect="none" style:vertical-align="middle"/>
      <style:text-properties fo:color="#000000" fo:font-family="Bitstream Vera Sans" fo:font-size="9pt"/>
    </style:style>
    <style:style style:name="ce7" style:family="table-cell">
      <style:table-cell-properties fo:background-color="#ffffff" style:cell-protect="protected" style:vertical-align="middle"/>
      <style:text-properties fo:color="#000000" fo:font-family="Bitstream Vera Sans" fo:font-size="9pt"/>
    </style:style>
    <style:style style:name="ce8" style:data-style-name="N1" style:family="table-cell">
      <style:table-cell-properties style:vertical-align="middle"/>
      <style:text-properties fo:color="#000000" fo:font-family="Bitstream Vera Sans" fo:font-size="9pt"/>
    </style:style>
    <style:style style:name="ce9" style:family="table-cell">
      <style:table-cell-properties style:vertical-align="middle"/>
      <style:text-properties fo:color="#000000"/>
    </style:style>
    <style:style style:name="ce10" style:family="table-cell">
      <style:table-cell-properties style:cell-protect="none" style:vertical-align="middle"/>
      <style:text-properties fo:color="#000000" fo:font-family="Bitstream Vera Sans" fo:font-size="9pt"/>
    </style:style>
    <style:style style:name="ce11" style:family="table-cell">
      <style:table-cell-properties style:vertical-align="middle"/>
      <style:text-properties fo:color="#000000" fo:font-family="Bitstream Vera Sans" fo:font-size="9pt"/>
    </style:style>
    <style:style style:name="ce12" style:family="table-cell">
      <style:table-cell-properties style:vertical-align="middle"/>
      <style:text-properties fo:color="#000000" fo:font-size="9pt"/>
    </style:style>
    <style:style style:name="ce13" style:family="table-cell">
      <style:table-cell-properties fo:background-color="#ffffff" style:cell-protect="none" style:vertical-align="middle"/>
      <style:text-properties fo:color="#000000" fo:font-family="Bitstream Vera Sans" fo:font-size="9pt" fo:font-style="italic" fo:font-weight="bold"/>
    </style:style>
    <number:percentage-style style:name="N1">
      <number:number number:decimal-places="2" number:min-integer-digits="1"/>
      <number:text>%</number:text>
    </number:percentage-style>
  </office:automatic-styles>
  <office:body>
    <office:spreadsheet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 table:number-columns-repeated="3"/>
        <table:table-column table:style-name="co4" table:default-cell-style-name="ce2"/>
        <table:table-column table:style-name="co5" table:default-cell-style-name="ce2"/>
        <table:table-column table:style-name="co4" table:default-cell-style-name="ce2" table:number-columns-repeated="2"/>
        <table:table-row>
          <table:table-cell office:value-type="string" office:string-value="icon" table:style-name="ce4">
            <text:p>icon</text:p>
          </table:table-cell>
          <table:table-cell office:value-type="string" office:string-value="coments" table:style-name="ce5">
            <text:p>coments</text:p>
          </table:table-cell>
          <table:table-cell office:value-type="string" office:string-value="status" table:style-name="ce5">
            <text:p>status</text:p>
          </table:table-cell>
          <table:table-cell office:value-type="string" office:string-value="16x16" table:style-name="ce6">
            <text:p>16x16</text:p>
          </table:table-cell>
          <table:table-cell office:value-type="string" office:string-value="22x22" table:style-name="ce6">
            <text:p>22x22</text:p>
          </table:table-cell>
          <table:table-cell office:value-type="string" office:string-value="32x32" table:style-name="ce6">
            <text:p>32x32</text:p>
          </table:table-cell>
          <table:table-cell office:value-type="string" office:string-value="location" table:style-name="ce6">
            <text:p>location</text:p>
          </table:table-cell>
          <table:table-cell/>
        </table:table-row>
        <table:table-row table:style-name="ro1">
          <table:table-cell office:value-type="string" office:string-value="/align-horizontal-right-out.png" table:style-name="ce6">
            <text:p>/align-horizontal-righ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2]=&quot;x&quot;;1;0)+IF([.E2]=&quot;x&quot;;1;0)+IF([.F2]=&quot;x&quot;;1;0)">
            <text:p>2</text:p>
          </table:table-cell>
          <table:table-cell office:value-type="float" office:value="0.501557632398754" table:style-name="ce8" table:formula="=SUM([.H2]:[.H108])/(107*3)">
            <text:p>50,16 %</text:p>
          </table:table-cell>
          <table:table-cell office:value-type="string" office:string-value="done" table:style-name="ce7">
            <text:p>done</text:p>
          </table:table-cell>
        </table:table-row>
        <table:table-row table:style-name="ro1">
          <table:table-cell office:value-type="string" office:string-value="./align-horizontal-center.png" table:style-name="ce6">
            <text:p>./align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3]=&quot;x&quot;;1;0)+IF([.E3]=&quot;x&quot;;1;0)+IF([.F3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-out.png" table:style-name="ce6">
            <text:p>./align-horizontal-left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4]=&quot;x&quot;;1;0)+IF([.E4]=&quot;x&quot;;1;0)+IF([.F4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left.png" table:style-name="ce6">
            <text:p>./align-horizontal-lef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5]=&quot;x&quot;;1;0)+IF([.E5]=&quot;x&quot;;1;0)+IF([.F5]=&quot;x&quot;;1;0)">
            <text:p>2</text:p>
          </table:table-cell>
          <table:table-cell/>
        </table:table-row>
        <table:table-row table:style-name="ro1">
          <table:table-cell office:value-type="string" office:string-value="./align-horizontal-right.png" table:style-name="ce6">
            <text:p>./align-horizontal-righ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6]=&quot;x&quot;;1;0)+IF([.E6]=&quot;x&quot;;1;0)+IF([.F6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-out.png" table:style-name="ce6">
            <text:p>./align-vertical-bott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7]=&quot;x&quot;;1;0)+IF([.E7]=&quot;x&quot;;1;0)+IF([.F7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bottom.png" table:style-name="ce6">
            <text:p>./align-vertical-bott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8]=&quot;x&quot;;1;0)+IF([.E8]=&quot;x&quot;;1;0)+IF([.F8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center.png" table:style-name="ce6">
            <text:p>./align-vertical-cente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9]=&quot;x&quot;;1;0)+IF([.E9]=&quot;x&quot;;1;0)+IF([.F9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-out.png" table:style-name="ce6">
            <text:p>./align-vertical-top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0]=&quot;x&quot;;1;0)+IF([.E10]=&quot;x&quot;;1;0)+IF([.F10]=&quot;x&quot;;1;0)">
            <text:p>2</text:p>
          </table:table-cell>
          <table:table-cell/>
        </table:table-row>
        <table:table-row table:style-name="ro1">
          <table:table-cell office:value-type="string" office:string-value="./align-vertical-top.png" table:style-name="ce6">
            <text:p>./align-vertical-to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6">
            <text:p>playground</text:p>
          </table:table-cell>
          <table:table-cell office:value-type="float" office:value="2" table:formula="=IF([.D11]=&quot;x&quot;;1;0)+IF([.E11]=&quot;x&quot;;1;0)+IF([.F11]=&quot;x&quot;;1;0)">
            <text:p>2</text:p>
          </table:table-cell>
          <table:table-cell/>
        </table:table-row>
        <table:table-row>
          <table:table-cell office:value-type="string" office:string-value="./checkbox.png" table:style-name="ce6">
            <text:p>./check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2]=&quot;x&quot;;1;0)+IF([.E12]=&quot;x&quot;;1;0)+IF([.F12]=&quot;x&quot;;1;0)">
            <text:p>0</text:p>
          </table:table-cell>
          <table:table-cell/>
        </table:table-row>
        <table:table-row table:style-name="ro1">
          <table:table-cell office:value-type="string" office:string-value="./close.png" table:style-name="ce6">
            <text:p>./close.png</text:p>
          </table:table-cell>
          <table:table-cell office:value-type="string" office:string-value="will dialog-close.png be ok?" table:style-name="ce6">
            <text:p>will dialog-close.png be ok?</text:p>
          </table:table-cell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3]=&quot;x&quot;;1;0)+IF([.E13]=&quot;x&quot;;1;0)+IF([.F13]=&quot;x&quot;;1;0)">
            <text:p>0</text:p>
          </table:table-cell>
          <table:table-cell/>
        </table:table-row>
        <table:table-row table:style-name="ro1">
          <table:table-cell office:value-type="string" office:string-value="./color-picker.png" table:style-name="ce6">
            <text:p>./color-pick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4]=&quot;x&quot;;1;0)+IF([.E14]=&quot;x&quot;;1;0)+IF([.F14]=&quot;x&quot;;1;0)">
            <text:p>3</text:p>
          </table:table-cell>
          <table:table-cell/>
        </table:table-row>
        <table:table-row>
          <table:table-cell office:value-type="string" office:string-value="./combobox.png" table:style-name="ce6">
            <text:p>./combobox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5]=&quot;x&quot;;1;0)+IF([.E15]=&quot;x&quot;;1;0)+IF([.F15]=&quot;x&quot;;1;0)">
            <text:p>2</text:p>
          </table:table-cell>
          <table:table-cell/>
        </table:table-row>
        <table:table-row>
          <table:table-cell office:value-type="string" office:string-value="./distribute-horizontal-center.png" table:style-name="ce6">
            <text:p>./distribute-horizont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6]=&quot;x&quot;;1;0)+IF([.E16]=&quot;x&quot;;1;0)+IF([.F16]=&quot;x&quot;;1;0)">
            <text:p>2</text:p>
          </table:table-cell>
          <table:table-cell/>
        </table:table-row>
        <table:table-row>
          <table:table-cell office:value-type="string" office:string-value="./distribute-horizontal-equal.png" table:style-name="ce6">
            <text:p>./distribute-horizont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7]=&quot;x&quot;;1;0)+IF([.E17]=&quot;x&quot;;1;0)+IF([.F17]=&quot;x&quot;;1;0)">
            <text:p>2</text:p>
          </table:table-cell>
          <table:table-cell/>
        </table:table-row>
        <table:table-row>
          <table:table-cell office:value-type="string" office:string-value="./distribute-horizontal-left.png" table:style-name="ce6">
            <text:p>./distribute-horizontal-lef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18]=&quot;x&quot;;1;0)+IF([.E18]=&quot;x&quot;;1;0)+IF([.F18]=&quot;x&quot;;1;0)">
            <text:p>2</text:p>
          </table:table-cell>
          <table:table-cell/>
        </table:table-row>
        <table:table-row>
          <table:table-cell office:value-type="string" office:string-value="./distribute-horizontal-margin.png" table:style-name="ce6">
            <text:p>./distribute-horizont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19]=&quot;x&quot;;1;0)+IF([.E19]=&quot;x&quot;;1;0)+IF([.F19]=&quot;x&quot;;1;0)">
            <text:p>0</text:p>
          </table:table-cell>
          <table:table-cell/>
        </table:table-row>
        <table:table-row>
          <table:table-cell office:value-type="string" office:string-value="./distribute-horizontal-page.png" table:style-name="ce6">
            <text:p>./distribute-horizont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0]=&quot;x&quot;;1;0)+IF([.E20]=&quot;x&quot;;1;0)+IF([.F20]=&quot;x&quot;;1;0)">
            <text:p>0</text:p>
          </table:table-cell>
          <table:table-cell/>
        </table:table-row>
        <table:table-row>
          <table:table-cell office:value-type="string" office:string-value="./distribute-horizontal-right.png" table:style-name="ce6">
            <text:p>./distribute-horizontal-righ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1]=&quot;x&quot;;1;0)+IF([.E21]=&quot;x&quot;;1;0)+IF([.F21]=&quot;x&quot;;1;0)">
            <text:p>2</text:p>
          </table:table-cell>
          <table:table-cell/>
        </table:table-row>
        <table:table-row>
          <table:table-cell office:value-type="string" office:string-value="./distribute-horizontal-x.png" table:style-name="ce6">
            <text:p>./distribute-horizontal-x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2]=&quot;x&quot;;1;0)+IF([.E22]=&quot;x&quot;;1;0)+IF([.F22]=&quot;x&quot;;1;0)">
            <text:p>0</text:p>
          </table:table-cell>
          <table:table-cell/>
        </table:table-row>
        <table:table-row>
          <table:table-cell office:value-type="string" office:string-value="./distribute-vertical-bottom.png" table:style-name="ce6">
            <text:p>./distribute-vertical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3]=&quot;x&quot;;1;0)+IF([.E23]=&quot;x&quot;;1;0)+IF([.F23]=&quot;x&quot;;1;0)">
            <text:p>2</text:p>
          </table:table-cell>
          <table:table-cell/>
        </table:table-row>
        <table:table-row>
          <table:table-cell office:value-type="string" office:string-value="./distribute-vertical-center.png" table:style-name="ce6">
            <text:p>./distribute-vertical-center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4">
            <text:p>x</text:p>
          </table:table-cell>
          <table:table-cell table:style-name="ce2"/>
          <table:table-cell/>
          <table:table-cell office:value-type="float" office:value="2" table:formula="=IF([.D24]=&quot;x&quot;;1;0)+IF([.E24]=&quot;x&quot;;1;0)+IF([.F24]=&quot;x&quot;;1;0)">
            <text:p>2</text:p>
          </table:table-cell>
          <table:table-cell/>
        </table:table-row>
        <table:table-row>
          <table:table-cell office:value-type="string" office:string-value="./distribute-vertical-equal.png" table:style-name="ce6">
            <text:p>./distribute-vertical-equal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 office:value-type="string" office:string-value="playground" table:style-name="ce7">
            <text:p>playground</text:p>
          </table:table-cell>
          <table:table-cell office:value-type="float" office:value="2" table:formula="=IF([.D25]=&quot;x&quot;;1;0)+IF([.E25]=&quot;x&quot;;1;0)+IF([.F25]=&quot;x&quot;;1;0)">
            <text:p>2</text:p>
          </table:table-cell>
          <table:table-cell/>
        </table:table-row>
        <table:table-row>
          <table:table-cell office:value-type="string" office:string-value="./distribute-vertical-margin.png" table:style-name="ce6">
            <text:p>./distribute-vertical-margin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6]=&quot;x&quot;;1;0)+IF([.E26]=&quot;x&quot;;1;0)+IF([.F26]=&quot;x&quot;;1;0)">
            <text:p>0</text:p>
          </table:table-cell>
          <table:table-cell/>
        </table:table-row>
        <table:table-row>
          <table:table-cell office:value-type="string" office:string-value="./distribute-vertical-page.png" table:style-name="ce6">
            <text:p>./distribute-vertical-page.png</text:p>
          </table:table-cell>
          <table:table-cell/>
          <table:table-cell office:value-type="string" office:string-value="DONE" table:style-name="ce6">
            <text:p>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7]=&quot;x&quot;;1;0)+IF([.E27]=&quot;x&quot;;1;0)+IF([.F27]=&quot;x&quot;;1;0)">
            <text:p>0</text:p>
          </table:table-cell>
          <table:table-cell/>
        </table:table-row>
        <table:table-row>
          <table:table-cell office:value-type="string" office:string-value="./distribute-vertical-top.png" table:style-name="ce6">
            <text:p>./distribute-vertical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office:value-type="string" office:string-value="x" table:style-name="ce7">
            <text:p>x</text:p>
          </table:table-cell>
          <table:table-cell table:style-name="ce2"/>
          <table:table-cell/>
          <table:table-cell office:value-type="float" office:value="2" table:formula="=IF([.D28]=&quot;x&quot;;1;0)+IF([.E28]=&quot;x&quot;;1;0)+IF([.F28]=&quot;x&quot;;1;0)">
            <text:p>2</text:p>
          </table:table-cell>
          <table:table-cell/>
        </table:table-row>
        <table:table-row>
          <table:table-cell office:value-type="string" office:string-value="./distribute-vertical-y.png" table:style-name="ce6">
            <text:p>./distribute-vertical-y.png</text:p>
          </table:table-cell>
          <table:table-cell/>
          <table:table-cell office:value-type="string" office:string-value="undone" table:style-name="ce6">
            <text:p>undone</text:p>
          </table:table-cell>
          <table:table-cell/>
          <table:table-cell table:style-name="ce2" table:number-columns-repeated="2"/>
          <table:table-cell/>
          <table:table-cell office:value-type="float" office:value="0" table:formula="=IF([.D29]=&quot;x&quot;;1;0)+IF([.E29]=&quot;x&quot;;1;0)+IF([.F29]=&quot;x&quot;;1;0)">
            <text:p>0</text:p>
          </table:table-cell>
          <table:table-cell/>
        </table:table-row>
        <table:table-row table:style-name="ro1">
          <table:table-cell office:value-type="string" office:string-value="./document-new.png" table:style-name="ce6">
            <text:p>./document-new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0]=&quot;x&quot;;1;0)+IF([.E30]=&quot;x&quot;;1;0)+IF([.F30]=&quot;x&quot;;1;0)">
            <text:p>3</text:p>
          </table:table-cell>
          <table:table-cell/>
        </table:table-row>
        <table:table-row table:style-name="ro1">
          <table:table-cell office:value-type="string" office:string-value="./document-open.png" table:style-name="ce6">
            <text:p>./document-ope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1]=&quot;x&quot;;1;0)+IF([.E31]=&quot;x&quot;;1;0)+IF([.F31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-preview.png" table:style-name="ce6">
            <text:p>./document-print-preview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2]=&quot;x&quot;;1;0)+IF([.E32]=&quot;x&quot;;1;0)+IF([.F32]=&quot;x&quot;;1;0)">
            <text:p>3</text:p>
          </table:table-cell>
          <table:table-cell/>
        </table:table-row>
        <table:table-row table:style-name="ro1">
          <table:table-cell office:value-type="string" office:string-value="./document-print.png" table:style-name="ce6">
            <text:p>./document-prin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3]=&quot;x&quot;;1;0)+IF([.E33]=&quot;x&quot;;1;0)+IF([.F33]=&quot;x&quot;;1;0)">
            <text:p>3</text:p>
          </table:table-cell>
          <table:table-cell/>
        </table:table-row>
        <table:table-row table:style-name="ro1">
          <table:table-cell office:value-type="string" office:string-value="./document-properties.png" table:style-name="ce6">
            <text:p>./document-propertie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4]=&quot;x&quot;;1;0)+IF([.E34]=&quot;x&quot;;1;0)+IF([.F34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-as.png" table:style-name="ce6">
            <text:p>./document-save-a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5]=&quot;x&quot;;1;0)+IF([.E35]=&quot;x&quot;;1;0)+IF([.F35]=&quot;x&quot;;1;0)">
            <text:p>3</text:p>
          </table:table-cell>
          <table:table-cell/>
        </table:table-row>
        <table:table-row table:style-name="ro1">
          <table:table-cell office:value-type="string" office:string-value="./document-save.png" table:style-name="ce6">
            <text:p>./document-sav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36]=&quot;x&quot;;1;0)+IF([.E36]=&quot;x&quot;;1;0)+IF([.F36]=&quot;x&quot;;1;0)">
            <text:p>3</text:p>
          </table:table-cell>
          <table:table-cell/>
        </table:table-row>
        <table:table-row>
          <table:table-cell office:value-type="string" office:string-value="./draw-arrow-back.png" table:style-name="ce6">
            <text:p>./draw-arrow-back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7]=&quot;x&quot;;1;0)+IF([.E37]=&quot;x&quot;;1;0)+IF([.F37]=&quot;x&quot;;1;0)">
            <text:p>1</text:p>
          </table:table-cell>
          <table:table-cell/>
        </table:table-row>
        <table:table-row table:style-name="ro1">
          <table:table-cell office:value-type="string" office:string-value="./draw-arrow-down.png" table:style-name="ce6">
            <text:p>./draw-arrow-down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8]=&quot;x&quot;;1;0)+IF([.E38]=&quot;x&quot;;1;0)+IF([.F38]=&quot;x&quot;;1;0)">
            <text:p>1</text:p>
          </table:table-cell>
          <table:table-cell/>
        </table:table-row>
        <table:table-row>
          <table:table-cell office:value-type="string" office:string-value="./draw-arrow-forward.png" table:style-name="ce6">
            <text:p>./draw-arrow-forwar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39]=&quot;x&quot;;1;0)+IF([.E39]=&quot;x&quot;;1;0)+IF([.F39]=&quot;x&quot;;1;0)">
            <text:p>1</text:p>
          </table:table-cell>
          <table:table-cell/>
        </table:table-row>
        <table:table-row>
          <table:table-cell office:value-type="string" office:string-value="./draw-arrow-up.png" table:style-name="ce6">
            <text:p>./draw-arrow-up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0]=&quot;x&quot;;1;0)+IF([.E40]=&quot;x&quot;;1;0)+IF([.F40]=&quot;x&quot;;1;0)">
            <text:p>1</text:p>
          </table:table-cell>
          <table:table-cell/>
        </table:table-row>
        <table:table-row>
          <table:table-cell office:value-type="string" office:string-value="./draw-bezier-curves.png" table:style-name="ce6">
            <text:p>./draw-bezier-curve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1]=&quot;x&quot;;1;0)+IF([.E41]=&quot;x&quot;;1;0)+IF([.F41]=&quot;x&quot;;1;0)">
            <text:p>0</text:p>
          </table:table-cell>
          <table:table-cell/>
        </table:table-row>
        <table:table-row>
          <table:table-cell office:value-type="string" office:string-value="./draw-cross.png" table:style-name="ce6">
            <text:p>./draw-cross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2]=&quot;x&quot;;1;0)+IF([.E42]=&quot;x&quot;;1;0)+IF([.F42]=&quot;x&quot;;1;0)">
            <text:p>1</text:p>
          </table:table-cell>
          <table:table-cell/>
        </table:table-row>
        <table:table-row>
          <table:table-cell office:value-type="string" office:string-value="./draw-donut.png" table:style-name="ce6">
            <text:p>./draw-don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3]=&quot;x&quot;;1;0)+IF([.E43]=&quot;x&quot;;1;0)+IF([.F43]=&quot;x&quot;;1;0)">
            <text:p>1</text:p>
          </table:table-cell>
          <table:table-cell/>
        </table:table-row>
        <table:table-row>
          <table:table-cell office:value-type="string" office:string-value="./draw-ellipse.png" table:style-name="ce6">
            <text:p>./draw-ellips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44]=&quot;x&quot;;1;0)+IF([.E44]=&quot;x&quot;;1;0)+IF([.F44]=&quot;x&quot;;1;0)">
            <text:p>1</text:p>
          </table:table-cell>
          <table:table-cell/>
        </table:table-row>
        <table:table-row>
          <table:table-cell office:value-type="string" office:string-value="./draw-freehand.png" table:style-name="ce6">
            <text:p>./draw-freehan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45]=&quot;x&quot;;1;0)+IF([.E45]=&quot;x&quot;;1;0)+IF([.F45]=&quot;x&quot;;1;0)">
            <text:p>0</text:p>
          </table:table-cell>
          <table:table-cell/>
        </table:table-row>
        <table:table-row>
          <table:table-cell office:value-type="string" office:string-value="./draw-halfcircle1.png" table:style-name="ce6">
            <text:p>./draw-halfcircle1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6]=&quot;x&quot;;1;0)+IF([.E46]=&quot;x&quot;;1;0)+IF([.F46]=&quot;x&quot;;1;0)">
            <text:p>1</text:p>
          </table:table-cell>
          <table:table-cell/>
        </table:table-row>
        <table:table-row>
          <table:table-cell office:value-type="string" office:string-value="./draw-halfcircle2.png" table:style-name="ce6">
            <text:p>./draw-halfcircle2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7]=&quot;x&quot;;1;0)+IF([.E47]=&quot;x&quot;;1;0)+IF([.F47]=&quot;x&quot;;1;0)">
            <text:p>1</text:p>
          </table:table-cell>
          <table:table-cell/>
        </table:table-row>
        <table:table-row>
          <table:table-cell office:value-type="string" office:string-value="./draw-halfcircle3.png" table:style-name="ce6">
            <text:p>./draw-halfcircle3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8]=&quot;x&quot;;1;0)+IF([.E48]=&quot;x&quot;;1;0)+IF([.F48]=&quot;x&quot;;1;0)">
            <text:p>1</text:p>
          </table:table-cell>
          <table:table-cell/>
        </table:table-row>
        <table:table-row>
          <table:table-cell office:value-type="string" office:string-value="./draw-halfcircle4.png" table:style-name="ce6">
            <text:p>./draw-halfcircle4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 office:value-type="string" office:string-value="playground" table:style-name="ce9">
            <text:p>playground</text:p>
          </table:table-cell>
          <table:table-cell office:value-type="float" office:value="1" table:formula="=IF([.D49]=&quot;x&quot;;1;0)+IF([.E49]=&quot;x&quot;;1;0)+IF([.F49]=&quot;x&quot;;1;0)">
            <text:p>1</text:p>
          </table:table-cell>
          <table:table-cell/>
        </table:table-row>
        <table:table-row>
          <table:table-cell office:value-type="string" office:string-value="./draw-path.png" table:style-name="ce6">
            <text:p>./draw-path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0]=&quot;x&quot;;1;0)+IF([.E50]=&quot;x&quot;;1;0)+IF([.F50]=&quot;x&quot;;1;0)">
            <text:p>0</text:p>
          </table:table-cell>
          <table:table-cell/>
        </table:table-row>
        <table:table-row>
          <table:table-cell office:value-type="string" office:string-value="./draw-polygon.png" table:style-name="ce6">
            <text:p>./draw-polygo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1]=&quot;x&quot;;1;0)+IF([.E51]=&quot;x&quot;;1;0)+IF([.F51]=&quot;x&quot;;1;0)">
            <text:p>1</text:p>
          </table:table-cell>
          <table:table-cell/>
        </table:table-row>
        <table:table-row>
          <table:table-cell office:value-type="string" office:string-value="./draw-polyline.png" table:style-name="ce6">
            <text:p>./draw-polylin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2">
            <text:p>x</text:p>
          </table:table-cell>
          <table:table-cell table:style-name="ce2" table:number-columns-repeated="2"/>
          <table:table-cell/>
          <table:table-cell office:value-type="float" office:value="1" table:formula="=IF([.D52]=&quot;x&quot;;1;0)+IF([.E52]=&quot;x&quot;;1;0)+IF([.F52]=&quot;x&quot;;1;0)">
            <text:p>1</text:p>
          </table:table-cell>
          <table:table-cell/>
        </table:table-row>
        <table:table-row>
          <table:table-cell office:value-type="string" office:string-value="./draw-rectangle.png" table:style-name="ce6">
            <text:p>./draw-rect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3]=&quot;x&quot;;1;0)+IF([.E53]=&quot;x&quot;;1;0)+IF([.F53]=&quot;x&quot;;1;0)">
            <text:p>1</text:p>
          </table:table-cell>
          <table:table-cell/>
        </table:table-row>
        <table:table-row>
          <table:table-cell office:value-type="string" office:string-value="./draw-square-inverted-corners.png" table:style-name="ce6">
            <text:p>./draw-square-inverted-corner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54]=&quot;x&quot;;1;0)+IF([.E54]=&quot;x&quot;;1;0)+IF([.F54]=&quot;x&quot;;1;0)">
            <text:p>0</text:p>
          </table:table-cell>
          <table:table-cell/>
        </table:table-row>
        <table:table-row>
          <table:table-cell office:value-type="string" office:string-value="./draw-star.png" table:style-name="ce6">
            <text:p>./draw-st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5]=&quot;x&quot;;1;0)+IF([.E55]=&quot;x&quot;;1;0)+IF([.F55]=&quot;x&quot;;1;0)">
            <text:p>1</text:p>
          </table:table-cell>
          <table:table-cell/>
        </table:table-row>
        <table:table-row>
          <table:table-cell office:value-type="string" office:string-value="./draw-text.png" table:style-name="ce6">
            <text:p>./draw-tex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10">
            <text:p>x</text:p>
          </table:table-cell>
          <table:table-cell table:style-name="ce10" table:number-columns-repeated="2"/>
          <table:table-cell table:style-name="ce11"/>
          <table:table-cell office:value-type="float" office:value="1" table:formula="=IF([.D56]=&quot;x&quot;;1;0)+IF([.E56]=&quot;x&quot;;1;0)+IF([.F56]=&quot;x&quot;;1;0)">
            <text:p>1</text:p>
          </table:table-cell>
          <table:table-cell/>
        </table:table-row>
        <table:table-row>
          <table:table-cell office:value-type="string" office:string-value="./draw-triangle.png" table:style-name="ce6">
            <text:p>./draw-triangl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7]=&quot;x&quot;;1;0)+IF([.E57]=&quot;x&quot;;1;0)+IF([.F57]=&quot;x&quot;;1;0)">
            <text:p>1</text:p>
          </table:table-cell>
          <table:table-cell/>
        </table:table-row>
        <table:table-row>
          <table:table-cell office:value-type="string" office:string-value="./draw-triangle1.png" table:style-name="ce6">
            <text:p>./draw-triangle1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8]=&quot;x&quot;;1;0)+IF([.E58]=&quot;x&quot;;1;0)+IF([.F58]=&quot;x&quot;;1;0)">
            <text:p>1</text:p>
          </table:table-cell>
          <table:table-cell/>
        </table:table-row>
        <table:table-row>
          <table:table-cell office:value-type="string" office:string-value="./draw-triangle2.png" table:style-name="ce6">
            <text:p>./draw-triangle2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59]=&quot;x&quot;;1;0)+IF([.E59]=&quot;x&quot;;1;0)+IF([.F59]=&quot;x&quot;;1;0)">
            <text:p>1</text:p>
          </table:table-cell>
          <table:table-cell/>
        </table:table-row>
        <table:table-row>
          <table:table-cell office:value-type="string" office:string-value="./draw-triangle3.png" table:style-name="ce6">
            <text:p>./draw-triangle3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0]=&quot;x&quot;;1;0)+IF([.E60]=&quot;x&quot;;1;0)+IF([.F60]=&quot;x&quot;;1;0)">
            <text:p>1</text:p>
          </table:table-cell>
          <table:table-cell/>
        </table:table-row>
        <table:table-row>
          <table:table-cell office:value-type="string" office:string-value="./draw-triangle4.png" table:style-name="ce6">
            <text:p>./draw-triangle4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7">
            <text:p>x</text:p>
          </table:table-cell>
          <table:table-cell table:style-name="ce2" table:number-columns-repeated="2"/>
          <table:table-cell office:value-type="string" office:string-value="playground" table:style-name="ce7">
            <text:p>playground</text:p>
          </table:table-cell>
          <table:table-cell office:value-type="float" office:value="1" table:formula="=IF([.D61]=&quot;x&quot;;1;0)+IF([.E61]=&quot;x&quot;;1;0)+IF([.F61]=&quot;x&quot;;1;0)">
            <text:p>1</text:p>
          </table:table-cell>
          <table:table-cell/>
        </table:table-row>
        <table:table-row table:style-name="ro1">
          <table:table-cell office:value-type="string" office:string-value="./edit-clear.png" table:style-name="ce6">
            <text:p>./edit-clear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2]=&quot;x&quot;;1;0)+IF([.E62]=&quot;x&quot;;1;0)+IF([.F62]=&quot;x&quot;;1;0)">
            <text:p>3</text:p>
          </table:table-cell>
          <table:table-cell/>
        </table:table-row>
        <table:table-row table:style-name="ro1">
          <table:table-cell office:value-type="string" office:string-value="./edit-copy.png" table:style-name="ce6">
            <text:p>./edit-copy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3]=&quot;x&quot;;1;0)+IF([.E63]=&quot;x&quot;;1;0)+IF([.F63]=&quot;x&quot;;1;0)">
            <text:p>3</text:p>
          </table:table-cell>
          <table:table-cell/>
        </table:table-row>
        <table:table-row table:style-name="ro1">
          <table:table-cell office:value-type="string" office:string-value="./edit-cut.png" table:style-name="ce6">
            <text:p>./edit-cu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4]=&quot;x&quot;;1;0)+IF([.E64]=&quot;x&quot;;1;0)+IF([.F64]=&quot;x&quot;;1;0)">
            <text:p>3</text:p>
          </table:table-cell>
          <table:table-cell/>
        </table:table-row>
        <table:table-row table:style-name="ro1">
          <table:table-cell office:value-type="string" office:string-value="./edit-delete.png" table:style-name="ce6">
            <text:p>./edit-delete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5]=&quot;x&quot;;1;0)+IF([.E65]=&quot;x&quot;;1;0)+IF([.F65]=&quot;x&quot;;1;0)">
            <text:p>3</text:p>
          </table:table-cell>
          <table:table-cell/>
        </table:table-row>
        <table:table-row table:style-name="ro1">
          <table:table-cell office:value-type="string" office:string-value="./edit-find-replace.png" table:style-name="ce6">
            <text:p>./edit-find-replace.png</text:p>
          </table:table-cell>
          <table:table-cell office:value-type="string" office:string-value="have edit-find though" table:style-name="ce6">
            <text:p>have edit-find though</text:p>
          </table:table-cell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6]=&quot;x&quot;;1;0)+IF([.E66]=&quot;x&quot;;1;0)+IF([.F66]=&quot;x&quot;;1;0)">
            <text:p>0</text:p>
          </table:table-cell>
          <table:table-cell/>
        </table:table-row>
        <table:table-row table:style-name="ro1">
          <table:table-cell office:value-type="string" office:string-value="./edit-paste.png" table:style-name="ce6">
            <text:p>./edit-pas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7]=&quot;x&quot;;1;0)+IF([.E67]=&quot;x&quot;;1;0)+IF([.F67]=&quot;x&quot;;1;0)">
            <text:p>3</text:p>
          </table:table-cell>
          <table:table-cell/>
        </table:table-row>
        <table:table-row table:style-name="ro1">
          <table:table-cell office:value-type="string" office:string-value="./edit-redo.png" table:style-name="ce6">
            <text:p>./edit-re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68]=&quot;x&quot;;1;0)+IF([.E68]=&quot;x&quot;;1;0)+IF([.F68]=&quot;x&quot;;1;0)">
            <text:p>3</text:p>
          </table:table-cell>
          <table:table-cell/>
        </table:table-row>
        <table:table-row>
          <table:table-cell office:value-type="string" office:string-value="./edit-select-all.png" table:style-name="ce6">
            <text:p>./edit-select-all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69]=&quot;x&quot;;1;0)+IF([.E69]=&quot;x&quot;;1;0)+IF([.F69]=&quot;x&quot;;1;0)">
            <text:p>0</text:p>
          </table:table-cell>
          <table:table-cell/>
        </table:table-row>
        <table:table-row table:style-name="ro1">
          <table:table-cell office:value-type="string" office:string-value="./edit-undo.png" table:style-name="ce6">
            <text:p>./edit-undo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0]=&quot;x&quot;;1;0)+IF([.E70]=&quot;x&quot;;1;0)+IF([.F70]=&quot;x&quot;;1;0)">
            <text:p>3</text:p>
          </table:table-cell>
          <table:table-cell/>
        </table:table-row>
        <table:table-row table:style-name="ro1">
          <table:table-cell office:value-type="string" office:string-value="./go-bottom.png" table:style-name="ce6">
            <text:p>./go-bottom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1]=&quot;x&quot;;1;0)+IF([.E71]=&quot;x&quot;;1;0)+IF([.F71]=&quot;x&quot;;1;0)">
            <text:p>3</text:p>
          </table:table-cell>
          <table:table-cell/>
        </table:table-row>
        <table:table-row table:style-name="ro1">
          <table:table-cell office:value-type="string" office:string-value="./go-down.png" table:style-name="ce6">
            <text:p>./go-dow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2]=&quot;x&quot;;1;0)+IF([.E72]=&quot;x&quot;;1;0)+IF([.F72]=&quot;x&quot;;1;0)">
            <text:p>3</text:p>
          </table:table-cell>
          <table:table-cell/>
        </table:table-row>
        <table:table-row table:style-name="ro1">
          <table:table-cell office:value-type="string" office:string-value="./go-first.png" table:style-name="ce6">
            <text:p>./go-fir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3]=&quot;x&quot;;1;0)+IF([.E73]=&quot;x&quot;;1;0)+IF([.F73]=&quot;x&quot;;1;0)">
            <text:p>3</text:p>
          </table:table-cell>
          <table:table-cell/>
        </table:table-row>
        <table:table-row table:style-name="ro1">
          <table:table-cell office:value-type="string" office:string-value="./go-home.png" table:style-name="ce6">
            <text:p>./go-hom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4]=&quot;x&quot;;1;0)+IF([.E74]=&quot;x&quot;;1;0)+IF([.F74]=&quot;x&quot;;1;0)">
            <text:p>3</text:p>
          </table:table-cell>
          <table:table-cell/>
        </table:table-row>
        <table:table-row table:style-name="ro1">
          <table:table-cell office:value-type="string" office:string-value="./go-last.png" table:style-name="ce6">
            <text:p>./go-las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5]=&quot;x&quot;;1;0)+IF([.E75]=&quot;x&quot;;1;0)+IF([.F75]=&quot;x&quot;;1;0)">
            <text:p>3</text:p>
          </table:table-cell>
          <table:table-cell/>
        </table:table-row>
        <table:table-row table:style-name="ro1">
          <table:table-cell office:value-type="string" office:string-value="./go-next.png" table:style-name="ce6">
            <text:p>./go-next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6]=&quot;x&quot;;1;0)+IF([.E76]=&quot;x&quot;;1;0)+IF([.F76]=&quot;x&quot;;1;0)">
            <text:p>3</text:p>
          </table:table-cell>
          <table:table-cell/>
        </table:table-row>
        <table:table-row table:style-name="ro1">
          <table:table-cell office:value-type="string" office:string-value="./go-previous.png" table:style-name="ce6">
            <text:p>./go-previous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playground" table:style-name="ce6">
            <text:p>playground</text:p>
          </table:table-cell>
          <table:table-cell office:value-type="float" office:value="3" table:formula="=IF([.D77]=&quot;x&quot;;1;0)+IF([.E77]=&quot;x&quot;;1;0)+IF([.F77]=&quot;x&quot;;1;0)">
            <text:p>3</text:p>
          </table:table-cell>
          <table:table-cell/>
        </table:table-row>
        <table:table-row table:style-name="ro1">
          <table:table-cell office:value-type="string" office:string-value="./go-top.png" table:style-name="ce6">
            <text:p>./go-to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8]=&quot;x&quot;;1;0)+IF([.E78]=&quot;x&quot;;1;0)+IF([.F78]=&quot;x&quot;;1;0)">
            <text:p>3</text:p>
          </table:table-cell>
          <table:table-cell/>
        </table:table-row>
        <table:table-row table:style-name="ro1">
          <table:table-cell office:value-type="string" office:string-value="./go-up.png" table:style-name="ce6">
            <text:p>./go-up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79]=&quot;x&quot;;1;0)+IF([.E79]=&quot;x&quot;;1;0)+IF([.F79]=&quot;x&quot;;1;0)">
            <text:p>3</text:p>
          </table:table-cell>
          <table:table-cell/>
        </table:table-row>
        <table:table-row table:style-name="ro1">
          <table:table-cell office:value-type="string" office:string-value="./image-x-generic.png" table:style-name="ce6">
            <text:p>./image-x-generic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0]=&quot;x&quot;;1;0)+IF([.E80]=&quot;x&quot;;1;0)+IF([.F80]=&quot;x&quot;;1;0)">
            <text:p>3</text:p>
          </table:table-cell>
          <table:table-cell/>
        </table:table-row>
        <table:table-row>
          <table:table-cell office:value-type="string" office:string-value="./insert-button.png" table:style-name="ce6">
            <text:p>./insert-butto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1]=&quot;x&quot;;1;0)+IF([.E81]=&quot;x&quot;;1;0)+IF([.F81]=&quot;x&quot;;1;0)">
            <text:p>0</text:p>
          </table:table-cell>
          <table:table-cell/>
        </table:table-row>
        <table:table-row>
          <table:table-cell office:value-type="string" office:string-value="./insert-image.png" table:style-name="ce6">
            <text:p>./insert-imag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2]=&quot;x&quot;;1;0)+IF([.E82]=&quot;x&quot;;1;0)+IF([.F82]=&quot;x&quot;;1;0)">
            <text:p>0</text:p>
          </table:table-cell>
          <table:table-cell/>
        </table:table-row>
        <table:table-row>
          <table:table-cell office:value-type="string" office:string-value="./insert-table.png" table:style-name="ce6">
            <text:p>./insert-tabl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3]=&quot;x&quot;;1;0)+IF([.E83]=&quot;x&quot;;1;0)+IF([.F83]=&quot;x&quot;;1;0)">
            <text:p>0</text:p>
          </table:table-cell>
          <table:table-cell/>
        </table:table-row>
        <table:table-row>
          <table:table-cell office:value-type="string" office:string-value="./insert-text-frame.png" table:style-name="ce6">
            <text:p>./insert-text-frame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4]=&quot;x&quot;;1;0)+IF([.E84]=&quot;x&quot;;1;0)+IF([.F84]=&quot;x&quot;;1;0)">
            <text:p>0</text:p>
          </table:table-cell>
          <table:table-cell/>
        </table:table-row>
        <table:table-row table:style-name="ro1">
          <table:table-cell office:value-type="string" office:string-value="./list-add.png" table:style-name="ce6">
            <text:p>./list-add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5]=&quot;x&quot;;1;0)+IF([.E85]=&quot;x&quot;;1;0)+IF([.F85]=&quot;x&quot;;1;0)">
            <text:p>3</text:p>
          </table:table-cell>
          <table:table-cell/>
        </table:table-row>
        <table:table-row>
          <table:table-cell office:value-type="string" office:string-value="./list-box.png" table:style-name="ce6">
            <text:p>./list-box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86]=&quot;x&quot;;1;0)+IF([.E86]=&quot;x&quot;;1;0)+IF([.F86]=&quot;x&quot;;1;0)">
            <text:p>0</text:p>
          </table:table-cell>
          <table:table-cell/>
        </table:table-row>
        <table:table-row table:style-name="ro1">
          <table:table-cell office:value-type="string" office:string-value="./list-remove.png" table:style-name="ce6">
            <text:p>./list-remov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7]=&quot;x&quot;;1;0)+IF([.E87]=&quot;x&quot;;1;0)+IF([.F87]=&quot;x&quot;;1;0)">
            <text:p>3</text:p>
          </table:table-cell>
          <table:table-cell/>
        </table:table-row>
        <table:table-row table:style-name="ro1">
          <table:table-cell office:value-type="string" office:string-value="./lock-unlocked.png" table:style-name="ce6">
            <text:p>./lock-unlocked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8]=&quot;x&quot;;1;0)+IF([.E88]=&quot;x&quot;;1;0)+IF([.F88]=&quot;x&quot;;1;0)">
            <text:p>3</text:p>
          </table:table-cell>
          <table:table-cell/>
        </table:table-row>
        <table:table-row table:style-name="ro1">
          <table:table-cell office:value-type="string" office:string-value="./lock.png" table:style-name="ce6">
            <text:p>./lock.png</text:p>
          </table:table-cell>
          <table:table-cell table:style-name="ce12"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89]=&quot;x&quot;;1;0)+IF([.E89]=&quot;x&quot;;1;0)+IF([.F89]=&quot;x&quot;;1;0)">
            <text:p>3</text:p>
          </table:table-cell>
          <table:table-cell/>
        </table:table-row>
        <table:table-row>
          <table:table-cell office:value-type="string" office:string-value="./measure.png" table:style-name="ce6">
            <text:p>./measur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0]=&quot;x&quot;;1;0)+IF([.E90]=&quot;x&quot;;1;0)+IF([.F90]=&quot;x&quot;;1;0)">
            <text:p>0</text:p>
          </table:table-cell>
          <table:table-cell/>
        </table:table-row>
        <table:table-row>
          <table:table-cell office:value-type="string" office:string-value="./pdf-annotations.png" table:style-name="ce6">
            <text:p>./pdf-annotations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1]=&quot;x&quot;;1;0)+IF([.E91]=&quot;x&quot;;1;0)+IF([.F91]=&quot;x&quot;;1;0)">
            <text:p>0</text:p>
          </table:table-cell>
          <table:table-cell/>
        </table:table-row>
        <table:table-row>
          <table:table-cell office:value-type="string" office:string-value="./pointer.png" table:style-name="ce6">
            <text:p>./pointe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2]=&quot;x&quot;;1;0)+IF([.E92]=&quot;x&quot;;1;0)+IF([.F92]=&quot;x&quot;;1;0)">
            <text:p>0</text:p>
          </table:table-cell>
          <table:table-cell/>
        </table:table-row>
        <table:table-row>
          <table:table-cell office:value-type="string" office:string-value="./preflight-verifier.png" table:style-name="ce6">
            <text:p>./preflight-verifier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3]=&quot;x&quot;;1;0)+IF([.E93]=&quot;x&quot;;1;0)+IF([.F93]=&quot;x&quot;;1;0)">
            <text:p>0</text:p>
          </table:table-cell>
          <table:table-cell/>
        </table:table-row>
        <table:table-row>
          <table:table-cell office:value-type="string" office:string-value="./sample.txt" table:style-name="ce6">
            <text:p>./sample.txt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4]=&quot;x&quot;;1;0)+IF([.E94]=&quot;x&quot;;1;0)+IF([.F94]=&quot;x&quot;;1;0)">
            <text:p>0</text:p>
          </table:table-cell>
          <table:table-cell/>
        </table:table-row>
        <table:table-row>
          <table:table-cell office:value-type="string" office:string-value="./scale.png" table:style-name="ce6">
            <text:p>./scale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5]=&quot;x&quot;;1;0)+IF([.E95]=&quot;x&quot;;1;0)+IF([.F95]=&quot;x&quot;;1;0)">
            <text:p>0</text:p>
          </table:table-cell>
          <table:table-cell/>
        </table:table-row>
        <table:table-row>
          <table:table-cell office:value-type="string" office:string-value="./story-editor.png" table:style-name="ce6">
            <text:p>./story-editor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6]=&quot;x&quot;;1;0)+IF([.E96]=&quot;x&quot;;1;0)+IF([.F96]=&quot;x&quot;;1;0)">
            <text:p>0</text:p>
          </table:table-cell>
          <table:table-cell/>
        </table:table-row>
        <table:table-row>
          <table:table-cell office:value-type="string" office:string-value="./text-field.png" table:style-name="ce6">
            <text:p>./text-field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7]=&quot;x&quot;;1;0)+IF([.E97]=&quot;x&quot;;1;0)+IF([.F97]=&quot;x&quot;;1;0)">
            <text:p>0</text:p>
          </table:table-cell>
          <table:table-cell/>
        </table:table-row>
        <table:table-row>
          <table:table-cell office:value-type="string" office:string-value="./text-frame-link.png" table:style-name="ce6">
            <text:p>./text-frame-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8]=&quot;x&quot;;1;0)+IF([.E98]=&quot;x&quot;;1;0)+IF([.F98]=&quot;x&quot;;1;0)">
            <text:p>0</text:p>
          </table:table-cell>
          <table:table-cell/>
        </table:table-row>
        <table:table-row>
          <table:table-cell office:value-type="string" office:string-value="./text-frame-unlink.png" table:style-name="ce6">
            <text:p>./text-frame-unlink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99]=&quot;x&quot;;1;0)+IF([.E99]=&quot;x&quot;;1;0)+IF([.F99]=&quot;x&quot;;1;0)">
            <text:p>0</text:p>
          </table:table-cell>
          <table:table-cell/>
        </table:table-row>
        <table:table-row table:style-name="ro1">
          <table:table-cell office:value-type="string" office:string-value="./transform-rotate.png" table:style-name="ce6">
            <text:p>./transform-rotate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0]=&quot;x&quot;;1;0)+IF([.E100]=&quot;x&quot;;1;0)+IF([.F100]=&quot;x&quot;;1;0)">
            <text:p>3</text:p>
          </table:table-cell>
          <table:table-cell/>
        </table:table-row>
        <table:table-row>
          <table:table-cell office:value-type="string" office:string-value="./transform-shear-down.png" table:style-name="ce6">
            <text:p>./transform-shear-down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1]=&quot;x&quot;;1;0)+IF([.E101]=&quot;x&quot;;1;0)+IF([.F101]=&quot;x&quot;;1;0)">
            <text:p>0</text:p>
          </table:table-cell>
          <table:table-cell/>
        </table:table-row>
        <table:table-row>
          <table:table-cell office:value-type="string" office:string-value="./transform-shear-left.png" table:style-name="ce6">
            <text:p>./transform-shear-lef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2]=&quot;x&quot;;1;0)+IF([.E102]=&quot;x&quot;;1;0)+IF([.F102]=&quot;x&quot;;1;0)">
            <text:p>0</text:p>
          </table:table-cell>
          <table:table-cell/>
        </table:table-row>
        <table:table-row>
          <table:table-cell office:value-type="string" office:string-value="./transform-shear-right.png" table:style-name="ce6">
            <text:p>./transform-shear-right.png</text:p>
          </table:table-cell>
          <table:table-cell/>
          <table:table-cell office:value-type="string" office:string-value="undone" table:style-name="ce6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3]=&quot;x&quot;;1;0)+IF([.E103]=&quot;x&quot;;1;0)+IF([.F103]=&quot;x&quot;;1;0)">
            <text:p>0</text:p>
          </table:table-cell>
          <table:table-cell/>
        </table:table-row>
        <table:table-row>
          <table:table-cell office:value-type="string" office:string-value="./transform-shear-up.png" table:style-name="ce6">
            <text:p>./transform-shear-up.png</text:p>
          </table:table-cell>
          <table:table-cell/>
          <table:table-cell office:value-type="string" office:string-value="undone" table:style-name="ce7">
            <text:p>undone</text:p>
          </table:table-cell>
          <table:table-cell table:style-name="ce2" table:number-columns-repeated="3"/>
          <table:table-cell/>
          <table:table-cell office:value-type="float" office:value="0" table:formula="=IF([.D104]=&quot;x&quot;;1;0)+IF([.E104]=&quot;x&quot;;1;0)+IF([.F104]=&quot;x&quot;;1;0)">
            <text:p>0</text:p>
          </table:table-cell>
          <table:table-cell/>
        </table:table-row>
        <table:table-row table:style-name="ro1">
          <table:table-cell office:value-type="string" office:string-value="./zoom-in.png" table:style-name="ce6">
            <text:p>./zoom-in.png</text:p>
          </table:table-cell>
          <table:table-cell/>
          <table:table-cell office:value-type="string" office:string-value="DONE" table:style-name="ce6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5]=&quot;x&quot;;1;0)+IF([.E105]=&quot;x&quot;;1;0)+IF([.F105]=&quot;x&quot;;1;0)">
            <text:p>3</text:p>
          </table:table-cell>
          <table:table-cell/>
        </table:table-row>
        <table:table-row table:style-name="ro1">
          <table:table-cell office:value-type="string" office:string-value="./zoom-original.png" table:style-name="ce6">
            <text:p>./zoom-original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6]=&quot;x&quot;;1;0)+IF([.E106]=&quot;x&quot;;1;0)+IF([.F106]=&quot;x&quot;;1;0)">
            <text:p>3</text:p>
          </table:table-cell>
          <table:table-cell/>
        </table:table-row>
        <table:table-row table:style-name="ro1">
          <table:table-cell office:value-type="string" office:string-value="./zoom-out.png" table:style-name="ce6">
            <text:p>./zoom-out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7]=&quot;x&quot;;1;0)+IF([.E107]=&quot;x&quot;;1;0)+IF([.F107]=&quot;x&quot;;1;0)">
            <text:p>3</text:p>
          </table:table-cell>
          <table:table-cell/>
        </table:table-row>
        <table:table-row table:style-name="ro1">
          <table:table-cell office:value-type="string" office:string-value="./zoom.png" table:style-name="ce6">
            <text:p>./zoom.png</text:p>
          </table:table-cell>
          <table:table-cell/>
          <table:table-cell office:value-type="string" office:string-value="DONE" table:style-name="ce7">
            <text:p>DONE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x" table:style-name="ce6">
            <text:p>x</text:p>
          </table:table-cell>
          <table:table-cell office:value-type="string" office:string-value="libs" table:style-name="ce6">
            <text:p>libs</text:p>
          </table:table-cell>
          <table:table-cell office:value-type="float" office:value="3" table:formula="=IF([.D108]=&quot;x&quot;;1;0)+IF([.E108]=&quot;x&quot;;1;0)+IF([.F108]=&quot;x&quot;;1;0)">
            <text:p>3</text:p>
          </table:table-cell>
          <table:table-cell/>
        </table:table-row>
        <table:table-row table:style-name="ro2">
          <table:table-cell office:value-type="string" office:string-value="non freedesktop-names" table:style-name="ce13">
            <text:p>non freedesktop-names</text:p>
          </table:table-cell>
          <table:table-cell/>
        </table:table-row>
        <table:table-row>
          <table:table-cell office:value-type="string" office:string-value="above.png" table:style-name="ce7">
            <text:p>above.png</text:p>
          </table:table-cell>
          <table:table-cell/>
        </table:table-row>
        <table:table-row>
          <table:table-cell office:value-type="string" office:string-value="acrobat.png" table:style-name="ce7">
            <text:p>acrobat.png</text:p>
          </table:table-cell>
          <table:table-cell/>
        </table:table-row>
        <table:table-row>
          <table:table-cell office:value-type="string" office:string-value="acroread.png" table:style-name="ce7">
            <text:p>acroread.png</text:p>
          </table:table-cell>
          <table:table-cell/>
        </table:table-row>
        <table:table-row>
          <table:table-cell office:value-type="string" office:string-value="AddNode.png" table:style-name="ce7">
            <text:p>AddNode.png</text:p>
          </table:table-cell>
          <table:table-cell/>
        </table:table-row>
        <table:table-row>
          <table:table-cell office:value-type="string" office:string-value="AddPoint.png" table:style-name="ce7">
            <text:p>AddPoint.png</text:p>
          </table:table-cell>
          <table:table-cell/>
        </table:table-row>
        <table:table-row>
          <table:table-cell office:value-type="string" office:string-value="alert.png" table:style-name="ce7">
            <text:p>alert.png</text:p>
          </table:table-cell>
          <table:table-cell/>
        </table:table-row>
        <table:table-row>
          <table:table-cell office:value-type="string" office:string-value="AllCaps.png" table:style-name="ce7">
            <text:p>AllCaps.png</text:p>
          </table:table-cell>
          <table:table-cell/>
        </table:table-row>
        <table:table-row>
          <table:table-cell office:value-type="string" office:string-value="AppIcon2.png" table:style-name="ce7">
            <text:p>AppIcon2.png</text:p>
          </table:table-cell>
          <table:table-cell/>
        </table:table-row>
        <table:table-row>
          <table:table-cell office:value-type="string" office:string-value="AppIcon.png" table:style-name="ce7">
            <text:p>AppIcon.png</text:p>
          </table:table-cell>
          <table:table-cell/>
        </table:table-row>
        <table:table-row>
          <table:table-cell office:value-type="string" office:string-value="below.png" table:style-name="ce7">
            <text:p>below.png</text:p>
          </table:table-cell>
          <table:table-cell/>
        </table:table-row>
        <table:table-row>
          <table:table-cell office:value-type="string" office:string-value="BevelJoin.png" table:style-name="ce7">
            <text:p>BevelJoin.png</text:p>
          </table:table-cell>
          <table:table-cell/>
        </table:table-row>
        <table:table-row>
          <table:table-cell office:value-type="string" office:string-value="BezierClose.png" table:style-name="ce7">
            <text:p>BezierClose.png</text:p>
          </table:table-cell>
          <table:table-cell/>
        </table:table-row>
        <table:table-row>
          <table:table-cell office:value-type="string" office:string-value="beziertool16.png" table:style-name="ce7">
            <text:p>beziertool16.png</text:p>
          </table:table-cell>
          <table:table-cell/>
        </table:table-row>
        <table:table-row>
          <table:table-cell office:value-type="string" office:string-value="beziertool.png" table:style-name="ce7">
            <text:p>beziertool.png</text:p>
          </table:table-cell>
          <table:table-cell/>
        </table:table-row>
        <table:table-row>
          <table:table-cell office:value-type="string" office:string-value="blend.png" table:style-name="ce7">
            <text:p>blend.png</text:p>
          </table:table-cell>
          <table:table-cell/>
        </table:table-row>
        <table:table-row>
          <table:table-cell office:value-type="string" office:string-value="ButtCap.png" table:style-name="ce7">
            <text:p>ButtCap.png</text:p>
          </table:table-cell>
          <table:table-cell/>
        </table:table-row>
        <table:table-row>
          <table:table-cell office:value-type="string" office:string-value="charset.png" table:style-name="ce7">
            <text:p>charset.png</text:p>
          </table:table-cell>
          <table:table-cell/>
        </table:table-row>
        <table:table-row>
          <table:table-cell office:value-type="string" office:string-value="checkdoc.png" table:style-name="ce7">
            <text:p>checkdoc.png</text:p>
          </table:table-cell>
          <table:table-cell/>
        </table:table-row>
        <table:table-row>
          <table:table-cell office:value-type="string" office:string-value="clear_right.png" table:style-name="ce7">
            <text:p>clear_right.png</text:p>
          </table:table-cell>
          <table:table-cell/>
        </table:table-row>
        <table:table-row>
          <table:table-cell office:value-type="string" office:string-value="cmsOff.png" table:style-name="ce7">
            <text:p>cmsOff.png</text:p>
          </table:table-cell>
          <table:table-cell/>
        </table:table-row>
        <table:table-row>
          <table:table-cell office:value-type="string" office:string-value="cmsOn.png" table:style-name="ce7">
            <text:p>cmsOn.png</text:p>
          </table:table-cell>
          <table:table-cell/>
        </table:table-row>
        <table:table-row>
          <table:table-cell office:value-type="string" office:string-value="cmyk.png" table:style-name="ce7">
            <text:p>cmyk.png</text:p>
          </table:table-cell>
          <table:table-cell/>
        </table:table-row>
        <table:table-row>
          <table:table-cell office:value-type="string" office:string-value="colorpickercursor.png" table:style-name="ce7">
            <text:p>colorpickercursor.png</text:p>
          </table:table-cell>
          <table:table-cell/>
        </table:table-row>
        <table:table-row>
          <table:table-cell office:value-type="string" office:string-value="colorpicker.png" table:style-name="ce7">
            <text:p>colorpicker.png</text:p>
          </table:table-cell>
          <table:table-cell/>
        </table:table-row>
        <table:table-row>
          <table:table-cell office:value-type="string" office:string-value="compfile16.png" table:style-name="ce7">
            <text:p>compfile16.png</text:p>
          </table:table-cell>
          <table:table-cell/>
        </table:table-row>
        <table:table-row>
          <table:table-cell office:value-type="string" office:string-value="compfile.png" table:style-name="ce7">
            <text:p>compfile.png</text:p>
          </table:table-cell>
          <table:table-cell/>
        </table:table-row>
        <table:table-row>
          <table:table-cell office:value-type="string" office:string-value="configure.png" table:style-name="ce7">
            <text:p>configure.png</text:p>
          </table:table-cell>
          <table:table-cell/>
        </table:table-row>
        <table:table-row>
          <table:table-cell office:value-type="string" office:string-value="Corner.xpm" table:style-name="ce7">
            <text:p>Corner.xpm</text:p>
          </table:table-cell>
          <table:table-cell/>
        </table:table-row>
        <table:table-row>
          <table:table-cell office:value-type="string" office:string-value="crop.png" table:style-name="ce7">
            <text:p>crop.png</text:p>
          </table:table-cell>
          <table:table-cell/>
        </table:table-row>
        <table:table-row>
          <table:table-cell office:value-type="string" office:string-value="curvebezier.png" table:style-name="ce7">
            <text:p>curvebezier.png</text:p>
          </table:table-cell>
          <table:table-cell/>
        </table:table-row>
        <table:table-row>
          <table:table-cell office:value-type="string" office:string-value="curvelinear.png" table:style-name="ce7">
            <text:p>curvelinear.png</text:p>
          </table:table-cell>
          <table:table-cell/>
        </table:table-row>
        <table:table-row>
          <table:table-cell office:value-type="string" office:string-value="curve.png" table:style-name="ce7">
            <text:p>curve.png</text:p>
          </table:table-cell>
          <table:table-cell/>
        </table:table-row>
        <table:table-row>
          <table:table-cell office:value-type="string" office:string-value="Deletelayer.png" table:style-name="ce7">
            <text:p>Deletelayer.png</text:p>
          </table:table-cell>
          <table:table-cell/>
        </table:table-row>
        <table:table-row>
          <table:table-cell office:value-type="string" office:string-value="DeleteNode.png" table:style-name="ce7">
            <text:p>DeleteNode.png</text:p>
          </table:table-cell>
          <table:table-cell/>
        </table:table-row>
        <table:table-row>
          <table:table-cell office:value-type="string" office:string-value="DelPoint.png" table:style-name="ce7">
            <text:p>DelPoint.png</text:p>
          </table:table-cell>
          <table:table-cell/>
        </table:table-row>
        <table:table-row>
          <table:table-cell office:value-type="string" office:string-value="dist22.png" table:style-name="ce7">
            <text:p>dist22.png</text:p>
          </table:table-cell>
          <table:table-cell/>
        </table:table-row>
        <table:table-row>
          <table:table-cell office:value-type="string" office:string-value="dist.png" table:style-name="ce7">
            <text:p>dist.png</text:p>
          </table:table-cell>
          <table:table-cell/>
        </table:table-row>
        <table:table-row>
          <table:table-cell office:value-type="string" office:string-value="docattributes.png" table:style-name="ce7">
            <text:p>docattributes.png</text:p>
          </table:table-cell>
          <table:table-cell/>
        </table:table-row>
        <table:table-row>
          <table:table-cell office:value-type="string" office:string-value="doc.png" table:style-name="ce7">
            <text:p>doc.png</text:p>
          </table:table-cell>
          <table:table-cell/>
        </table:table-row>
        <table:table-row>
          <table:table-cell office:value-type="string" office:string-value="document2.png" table:style-name="ce7">
            <text:p>document2.png</text:p>
          </table:table-cell>
          <table:table-cell/>
        </table:table-row>
        <table:table-row>
          <table:table-cell office:value-type="string" office:string-value="documentinfo32.png" table:style-name="ce7">
            <text:p>documentinfo32.png</text:p>
          </table:table-cell>
          <table:table-cell/>
        </table:table-row>
        <table:table-row>
          <table:table-cell office:value-type="string" office:string-value="documentinfo.png" table:style-name="ce7">
            <text:p>documentinfo.png</text:p>
          </table:table-cell>
          <table:table-cell/>
        </table:table-row>
        <table:table-row>
          <table:table-cell office:value-type="string" office:string-value="DragPix.xpm" table:style-name="ce7">
            <text:p>DragPix.xpm</text:p>
          </table:table-cell>
          <table:table-cell/>
        </table:table-row>
        <table:table-row>
          <table:table-cell office:value-type="string" office:string-value="DrawFrame.xpm" table:style-name="ce7">
            <text:p>DrawFrame.xpm</text:p>
          </table:table-cell>
          <table:table-cell/>
        </table:table-row>
        <table:table-row>
          <table:table-cell office:value-type="string" office:string-value="DrawFreeLine.png" table:style-name="ce7">
            <text:p>DrawFreeLine.png</text:p>
          </table:table-cell>
          <table:table-cell/>
        </table:table-row>
        <table:table-row>
          <table:table-cell office:value-type="string" office:string-value="DrawImageFrame.xpm" table:style-name="ce7">
            <text:p>DrawImageFrame.xpm</text:p>
          </table:table-cell>
          <table:table-cell/>
        </table:table-row>
        <table:table-row>
          <table:table-cell office:value-type="string" office:string-value="DrawPolylineFrame.xpm" table:style-name="ce7">
            <text:p>DrawPolylineFrame.xpm</text:p>
          </table:table-cell>
          <table:table-cell/>
        </table:table-row>
        <table:table-row>
          <table:table-cell office:value-type="string" office:string-value="DrawTable.xpm" table:style-name="ce7">
            <text:p>DrawTable.xpm</text:p>
          </table:table-cell>
          <table:table-cell/>
        </table:table-row>
        <table:table-row>
          <table:table-cell office:value-type="string" office:string-value="DrawTextFrame.xpm" table:style-name="ce7">
            <text:p>DrawTextFrame.xpm</text:p>
          </table:table-cell>
          <table:table-cell/>
        </table:table-row>
        <table:table-row>
          <table:table-cell office:value-type="string" office:string-value="Editm.xpm" table:style-name="ce7">
            <text:p>Editm.xpm</text:p>
          </table:table-cell>
          <table:table-cell/>
        </table:table-row>
        <table:table-row>
          <table:table-cell office:value-type="string" office:string-value="ellipsis.png" table:style-name="ce7">
            <text:p>ellipsis.png</text:p>
          </table:table-cell>
          <table:table-cell/>
        </table:table-row>
        <table:table-row>
          <table:table-cell office:value-type="string" office:string-value="exit22.png" table:style-name="ce7">
            <text:p>exit22.png</text:p>
          </table:table-cell>
          <table:table-cell/>
        </table:table-row>
        <table:table-row>
          <table:table-cell office:value-type="string" office:string-value="exit.png" table:style-name="ce7">
            <text:p>exit.png</text:p>
          </table:table-cell>
          <table:table-cell/>
        </table:table-row>
        <table:table-row>
          <table:table-cell office:value-type="string" office:string-value="expand.png" table:style-name="ce7">
            <text:p>expand.png</text:p>
          </table:table-cell>
          <table:table-cell/>
        </table:table-row>
        <table:table-row>
          <table:table-cell office:value-type="string" office:string-value="externaltools.png" table:style-name="ce7">
            <text:p>externaltools.png</text:p>
          </table:table-cell>
          <table:table-cell/>
        </table:table-row>
        <table:table-row>
          <table:table-cell office:value-type="string" office:string-value="find16.png" table:style-name="ce7">
            <text:p>find16.png</text:p>
          </table:table-cell>
          <table:table-cell/>
        </table:table-row>
        <table:table-row>
          <table:table-cell office:value-type="string" office:string-value="find.png" table:style-name="ce7">
            <text:p>find.png</text:p>
          </table:table-cell>
          <table:table-cell/>
        </table:table-row>
        <table:table-row>
          <table:table-cell office:value-type="string" office:string-value="firstline.png" table:style-name="ce7">
            <text:p>firstline.png</text:p>
          </table:table-cell>
          <table:table-cell/>
        </table:table-row>
        <table:table-row>
          <table:table-cell office:value-type="string" office:string-value="flow-bounding.png" table:style-name="ce7">
            <text:p>flow-bounding.png</text:p>
          </table:table-cell>
          <table:table-cell/>
        </table:table-row>
        <table:table-row>
          <table:table-cell office:value-type="string" office:string-value="flow-contour.png" table:style-name="ce7">
            <text:p>flow-contour.png</text:p>
          </table:table-cell>
          <table:table-cell/>
        </table:table-row>
        <table:table-row>
          <table:table-cell office:value-type="string" office:string-value="flow-frame.png" table:style-name="ce7">
            <text:p>flow-frame.png</text:p>
          </table:table-cell>
          <table:table-cell/>
        </table:table-row>
        <table:table-row>
          <table:table-cell office:value-type="string" office:string-value="flow-none.png" table:style-name="ce7">
            <text:p>flow-none.png</text:p>
          </table:table-cell>
          <table:table-cell/>
        </table:table-row>
        <table:table-row>
          <table:table-cell office:value-type="string" office:string-value="font_otf16.png" table:style-name="ce7">
            <text:p>font_otf16.png</text:p>
          </table:table-cell>
          <table:table-cell/>
        </table:table-row>
        <table:table-row>
          <table:table-cell office:value-type="string" office:string-value="font_otf.png" table:style-name="ce7">
            <text:p>font_otf.png</text:p>
          </table:table-cell>
          <table:table-cell/>
        </table:table-row>
        <table:table-row>
          <table:table-cell office:value-type="string" office:string-value="font.png" table:style-name="ce7">
            <text:p>font.png</text:p>
          </table:table-cell>
          <table:table-cell/>
        </table:table-row>
        <table:table-row>
          <table:table-cell office:value-type="string" office:string-value="font_subst16.png" table:style-name="ce7">
            <text:p>font_subst16.png</text:p>
          </table:table-cell>
          <table:table-cell/>
        </table:table-row>
        <table:table-row>
          <table:table-cell office:value-type="string" office:string-value="font_truetype16.png" table:style-name="ce7">
            <text:p>font_truetype16.png</text:p>
          </table:table-cell>
          <table:table-cell/>
        </table:table-row>
        <table:table-row>
          <table:table-cell office:value-type="string" office:string-value="font_truetype.png" table:style-name="ce7">
            <text:p>font_truetype.png</text:p>
          </table:table-cell>
          <table:table-cell/>
        </table:table-row>
        <table:table-row>
          <table:table-cell office:value-type="string" office:string-value="font_type1_16.png" table:style-name="ce7">
            <text:p>font_type1_16.png</text:p>
          </table:table-cell>
          <table:table-cell/>
        </table:table-row>
        <table:table-row>
          <table:table-cell office:value-type="string" office:string-value="font_type1.png" table:style-name="ce7">
            <text:p>font_type1.png</text:p>
          </table:table-cell>
          <table:table-cell/>
        </table:table-row>
        <table:table-row>
          <table:table-cell office:value-type="string" office:string-value="framenoresize.png" table:style-name="ce7">
            <text:p>framenoresize.png</text:p>
          </table:table-cell>
          <table:table-cell/>
        </table:table-row>
        <table:table-row>
          <table:table-cell office:value-type="string" office:string-value="frameresize.png" table:style-name="ce7">
            <text:p>frameresize.png</text:p>
          </table:table-cell>
          <table:table-cell/>
        </table:table-row>
        <table:table-row>
          <table:table-cell office:value-type="string" office:string-value="goto.png" table:style-name="ce7">
            <text:p>goto.png</text:p>
          </table:table-cell>
          <table:table-cell/>
        </table:table-row>
        <table:table-row>
          <table:table-cell office:value-type="string" office:string-value="group.png" table:style-name="ce7">
            <text:p>group.png</text:p>
          </table:table-cell>
          <table:table-cell/>
        </table:table-row>
        <table:table-row>
          <table:table-cell office:value-type="string" office:string-value="guides.png" table:style-name="ce7">
            <text:p>guides.png</text:p>
          </table:table-cell>
          <table:table-cell/>
        </table:table-row>
        <table:table-row>
          <table:table-cell office:value-type="string" office:string-value="HandC.xpm" table:style-name="ce7">
            <text:p>HandC.xpm</text:p>
          </table:table-cell>
          <table:table-cell/>
        </table:table-row>
        <table:table-row>
          <table:table-cell office:value-type="string" office:string-value="hmirror.png" table:style-name="ce7">
            <text:p>hmirror.png</text:p>
          </table:table-cell>
          <table:table-cell/>
        </table:table-row>
        <table:table-row>
          <table:table-cell office:value-type="string" office:string-value="Hoch.xpm" table:style-name="ce7">
            <text:p>Hoch.xpm</text:p>
          </table:table-cell>
          <table:table-cell/>
        </table:table-row>
        <table:table-row>
          <table:table-cell office:value-type="string" office:string-value="hyphenate.png" table:style-name="ce7">
            <text:p>hyphenate.png</text:p>
          </table:table-cell>
          <table:table-cell/>
        </table:table-row>
        <table:table-row>
          <table:table-cell office:value-type="string" office:string-value="invert.png" table:style-name="ce7">
            <text:p>invert.png</text:p>
          </table:table-cell>
          <table:table-cell/>
        </table:table-row>
        <table:table-row>
          <table:table-cell office:value-type="string" office:string-value="irreg.png" table:style-name="ce7">
            <text:p>irreg.png</text:p>
          </table:table-cell>
          <table:table-cell/>
        </table:table-row>
        <table:table-row>
          <table:table-cell office:value-type="string" office:string-value="Kapital.xpm" table:style-name="ce7">
            <text:p>Kapital.xpm</text:p>
          </table:table-cell>
          <table:table-cell/>
        </table:table-row>
        <table:table-row>
          <table:table-cell office:value-type="string" office:string-value="Kern.xpm" table:style-name="ce7">
            <text:p>Kern.xpm</text:p>
          </table:table-cell>
          <table:table-cell/>
        </table:table-row>
        <table:table-row>
          <table:table-cell office:value-type="string" office:string-value="key_bindings.png" table:style-name="ce7">
            <text:p>key_bindings.png</text:p>
          </table:table-cell>
          <table:table-cell/>
        </table:table-row>
        <table:table-row>
          <table:table-cell office:value-type="string" office:string-value="Kreise.xpm" table:style-name="ce7">
            <text:p>Kreise.xpm</text:p>
          </table:table-cell>
          <table:table-cell/>
        </table:table-row>
        <table:table-row>
          <table:table-cell office:value-type="string" office:string-value="Kreuz.xpm" table:style-name="ce7">
            <text:p>Kreuz.xpm</text:p>
          </table:table-cell>
          <table:table-cell/>
        </table:table-row>
        <table:table-row>
          <table:table-cell office:value-type="string" office:string-value="launch16.png" table:style-name="ce7">
            <text:p>launch16.png</text:p>
          </table:table-cell>
          <table:table-cell/>
        </table:table-row>
        <table:table-row>
          <table:table-cell office:value-type="string" office:string-value="launch.png" table:style-name="ce7">
            <text:p>launch.png</text:p>
          </table:table-cell>
          <table:table-cell/>
        </table:table-row>
        <table:table-row>
          <table:table-cell office:value-type="string" office:string-value="layer-outline.png" table:style-name="ce7">
            <text:p>layer-outline.png</text:p>
          </table:table-cell>
          <table:table-cell/>
        </table:table-row>
        <table:table-row>
          <table:table-cell office:value-type="string" office:string-value="leftindent.png" table:style-name="ce7">
            <text:p>leftindent.png</text:p>
          </table:table-cell>
          <table:table-cell/>
        </table:table-row>
        <table:table-row>
          <table:table-cell office:value-type="string" office:string-value="linespacing2.png" table:style-name="ce7">
            <text:p>linespacing2.png</text:p>
          </table:table-cell>
          <table:table-cell/>
        </table:table-row>
        <table:table-row>
          <table:table-cell office:value-type="string" office:string-value="linespacing.png" table:style-name="ce7">
            <text:p>linespacing.png</text:p>
          </table:table-cell>
          <table:table-cell/>
        </table:table-row>
        <table:table-row>
          <table:table-cell office:value-type="string" office:string-value="locked.png" table:style-name="ce7">
            <text:p>locked.png</text:p>
          </table:table-cell>
          <table:table-cell/>
        </table:table-row>
        <table:table-row>
          <table:table-cell office:value-type="string" office:string-value="Lock.xpm" table:style-name="ce7">
            <text:p>Lock.xpm</text:p>
          </table:table-cell>
          <table:table-cell/>
        </table:table-row>
        <table:table-row>
          <table:table-cell office:value-type="string" office:string-value="lower.png" table:style-name="ce7">
            <text:p>lower.png</text:p>
          </table:table-cell>
          <table:table-cell/>
        </table:table-row>
        <table:table-row>
          <table:table-cell office:value-type="string" office:string-value="lower-to-bottom.png" table:style-name="ce7">
            <text:p>lower-to-bottom.png</text:p>
          </table:table-cell>
          <table:table-cell/>
        </table:table-row>
        <table:table-row>
          <table:table-cell office:value-type="string" office:string-value="Lupe.xpm" table:style-name="ce7">
            <text:p>Lupe.xpm</text:p>
          </table:table-cell>
          <table:table-cell/>
        </table:table-row>
        <table:table-row>
          <table:table-cell office:value-type="string" office:string-value="LupeZm.xpm" table:style-name="ce7">
            <text:p>LupeZm.xpm</text:p>
          </table:table-cell>
          <table:table-cell/>
        </table:table-row>
        <table:table-row>
          <table:table-cell office:value-type="string" office:string-value="LupeZ.xpm" table:style-name="ce7">
            <text:p>LupeZ.xpm</text:p>
          </table:table-cell>
          <table:table-cell/>
        </table:table-row>
        <table:table-row>
          <table:table-cell office:value-type="string" office:string-value="misc.png" table:style-name="ce7">
            <text:p>misc.png</text:p>
          </table:table-cell>
          <table:table-cell/>
        </table:table-row>
        <table:table-row>
          <table:table-cell office:value-type="string" office:string-value="MiterJoin.png" table:style-name="ce7">
            <text:p>MiterJoin.png</text:p>
          </table:table-cell>
          <table:table-cell/>
        </table:table-row>
        <table:table-row>
          <table:table-cell office:value-type="string" office:string-value="MoveAsym.png" table:style-name="ce7">
            <text:p>MoveAsym.png</text:p>
          </table:table-cell>
          <table:table-cell/>
        </table:table-row>
        <table:table-row>
          <table:table-cell office:value-type="string" office:string-value="MoveKontrol.png" table:style-name="ce7">
            <text:p>MoveKontrol.png</text:p>
          </table:table-cell>
          <table:table-cell/>
        </table:table-row>
        <table:table-row>
          <table:table-cell office:value-type="string" office:string-value="MoveNode.png" table:style-name="ce7">
            <text:p>MoveNode.png</text:p>
          </table:table-cell>
          <table:table-cell/>
        </table:table-row>
        <table:table-row>
          <table:table-cell office:value-type="string" office:string-value="mover.png" table:style-name="ce7">
            <text:p>mover.png</text:p>
          </table:table-cell>
          <table:table-cell/>
        </table:table-row>
        <table:table-row>
          <table:table-cell office:value-type="string" office:string-value="MoveSym.png" table:style-name="ce7">
            <text:p>MoveSym.png</text:p>
          </table:table-cell>
          <table:table-cell/>
        </table:table-row>
        <table:table-row>
          <table:table-cell office:value-type="string" office:string-value="noicon.xpm" table:style-name="ce7">
            <text:p>noicon.xpm</text:p>
          </table:table-cell>
          <table:table-cell/>
        </table:table-row>
        <table:table-row>
          <table:table-cell office:value-type="string" office:string-value="NoPrint.png" table:style-name="ce7">
            <text:p>NoPrint.png</text:p>
          </table:table-cell>
          <table:table-cell/>
        </table:table-row>
        <table:table-row>
          <table:table-cell office:value-type="string" office:string-value="ok22.png" table:style-name="ce7">
            <text:p>ok22.png</text:p>
          </table:table-cell>
          <table:table-cell/>
        </table:table-row>
        <table:table-row>
          <table:table-cell office:value-type="string" office:string-value="ok.png" table:style-name="ce7">
            <text:p>ok.png</text:p>
          </table:table-cell>
          <table:table-cell/>
        </table:table-row>
        <table:table-row>
          <table:table-cell office:value-type="string" office:string-value="ooo_draw.png" table:style-name="ce7">
            <text:p>ooo_draw.png</text:p>
          </table:table-cell>
          <table:table-cell/>
        </table:table-row>
        <table:table-row>
          <table:table-cell office:value-type="string" office:string-value="ooo_writer.png" table:style-name="ce7">
            <text:p>ooo_writer.png</text:p>
          </table:table-cell>
          <table:table-cell/>
        </table:table-row>
        <table:table-row>
          <table:table-cell office:value-type="string" office:string-value="outlined.png" table:style-name="ce7">
            <text:p>outlined.png</text:p>
          </table:table-cell>
          <table:table-cell/>
        </table:table-row>
        <table:table-row>
          <table:table-cell office:value-type="string" office:string-value="pdf.png" table:style-name="ce7">
            <text:p>pdf.png</text:p>
          </table:table-cell>
          <table:table-cell/>
        </table:table-row>
        <table:table-row>
          <table:table-cell office:value-type="string" office:string-value="penciladd.png" table:style-name="ce7">
            <text:p>penciladd.png</text:p>
          </table:table-cell>
          <table:table-cell/>
        </table:table-row>
        <table:table-row>
          <table:table-cell office:value-type="string" office:string-value="pencilsub.png" table:style-name="ce7">
            <text:p>pencilsub.png</text:p>
          </table:table-cell>
          <table:table-cell/>
        </table:table-row>
        <table:table-row>
          <table:table-cell office:value-type="string" office:string-value="plugins.png" table:style-name="ce7">
            <text:p>plugins.png</text:p>
          </table:table-cell>
          <table:table-cell/>
        </table:table-row>
        <table:table-row>
          <table:table-cell office:value-type="string" office:string-value="PolyCut.png" table:style-name="ce7">
            <text:p>PolyCut.png</text:p>
          </table:table-cell>
          <table:table-cell/>
        </table:table-row>
        <table:table-row>
          <table:table-cell office:value-type="string" office:string-value="postscript.png" table:style-name="ce7">
            <text:p>postscript.png</text:p>
          </table:table-cell>
          <table:table-cell/>
        </table:table-row>
        <table:table-row>
          <table:table-cell office:value-type="string" office:string-value="previewOff.png" table:style-name="ce7">
            <text:p>previewOff.png</text:p>
          </table:table-cell>
          <table:table-cell/>
        </table:table-row>
        <table:table-row>
          <table:table-cell office:value-type="string" office:string-value="previewOn.png" table:style-name="ce7">
            <text:p>previewOn.png</text:p>
          </table:table-cell>
          <table:table-cell/>
        </table:table-row>
        <table:table-row>
          <table:table-cell office:value-type="string" office:string-value="printer.png" table:style-name="ce7">
            <text:p>printer.png</text:p>
          </table:table-cell>
          <table:table-cell/>
        </table:table-row>
        <table:table-row>
          <table:table-cell office:value-type="string" office:string-value="python.png" table:style-name="ce7">
            <text:p>python.png</text:p>
          </table:table-cell>
          <table:table-cell/>
        </table:table-row>
        <table:table-row>
          <table:table-cell office:value-type="string" office:string-value="raise.png" table:style-name="ce7">
            <text:p>raise.png</text:p>
          </table:table-cell>
          <table:table-cell/>
        </table:table-row>
        <table:table-row>
          <table:table-cell office:value-type="string" office:string-value="raise-to-top.png" table:style-name="ce7">
            <text:p>raise-to-top.png</text:p>
          </table:table-cell>
          <table:table-cell/>
        </table:table-row>
        <table:table-row>
          <table:table-cell office:value-type="string" office:string-value="register.png" table:style-name="ce7">
            <text:p>register.png</text:p>
          </table:table-cell>
          <table:table-cell/>
        </table:table-row>
        <table:table-row>
          <table:table-cell office:value-type="string" office:string-value="reload16.png" table:style-name="ce7">
            <text:p>reload16.png</text:p>
          </table:table-cell>
          <table:table-cell/>
        </table:table-row>
        <table:table-row>
          <table:table-cell office:value-type="string" office:string-value="reload.png" table:style-name="ce7">
            <text:p>reload.png</text:p>
          </table:table-cell>
          <table:table-cell/>
        </table:table-row>
        <table:table-row>
          <table:table-cell office:value-type="string" office:string-value="Reset1Node.png" table:style-name="ce7">
            <text:p>Reset1Node.png</text:p>
          </table:table-cell>
          <table:table-cell/>
        </table:table-row>
        <table:table-row>
          <table:table-cell office:value-type="string" office:string-value="ResetNode.png" table:style-name="ce7">
            <text:p>ResetNode.png</text:p>
          </table:table-cell>
          <table:table-cell/>
        </table:table-row>
        <table:table-row>
          <table:table-cell office:value-type="string" office:string-value="Revers.png" table:style-name="ce7">
            <text:p>Revers.png</text:p>
          </table:table-cell>
          <table:table-cell/>
        </table:table-row>
        <table:table-row>
          <table:table-cell office:value-type="string" office:string-value="revert.png" table:style-name="ce7">
            <text:p>revert.png</text:p>
          </table:table-cell>
          <table:table-cell/>
        </table:table-row>
        <table:table-row>
          <table:table-cell office:value-type="string" office:string-value="rgb.png" table:style-name="ce7">
            <text:p>rgb.png</text:p>
          </table:table-cell>
          <table:table-cell/>
        </table:table-row>
        <table:table-row>
          <table:table-cell office:value-type="string" office:string-value="rightindent.png" table:style-name="ce7">
            <text:p>rightindent.png</text:p>
          </table:table-cell>
          <table:table-cell/>
        </table:table-row>
        <table:table-row>
          <table:table-cell office:value-type="string" office:string-value="rotate_ccw.png" table:style-name="ce7">
            <text:p>rotate_ccw.png</text:p>
          </table:table-cell>
          <table:table-cell/>
        </table:table-row>
        <table:table-row>
          <table:table-cell office:value-type="string" office:string-value="rotate_cw.png" table:style-name="ce7">
            <text:p>rotate_cw.png</text:p>
          </table:table-cell>
          <table:table-cell/>
        </table:table-row>
        <table:table-row>
          <table:table-cell office:value-type="string" office:string-value="Rotieren2.png" table:style-name="ce7">
            <text:p>Rotieren2.png</text:p>
          </table:table-cell>
          <table:table-cell/>
        </table:table-row>
        <table:table-row>
          <table:table-cell office:value-type="string" office:string-value="Rotieren2.xpm" table:style-name="ce7">
            <text:p>Rotieren2.xpm</text:p>
          </table:table-cell>
          <table:table-cell/>
        </table:table-row>
        <table:table-row>
          <table:table-cell office:value-type="string" office:string-value="RoundCap.png" table:style-name="ce7">
            <text:p>RoundCap.png</text:p>
          </table:table-cell>
          <table:table-cell/>
        </table:table-row>
        <table:table-row>
          <table:table-cell office:value-type="string" office:string-value="RoundJoin.png" table:style-name="ce7">
            <text:p>RoundJoin.png</text:p>
          </table:table-cell>
          <table:table-cell/>
        </table:table-row>
        <table:table-row>
          <table:table-cell office:value-type="string" office:string-value="scrap.png" table:style-name="ce7">
            <text:p>scrap.png</text:p>
          </table:table-cell>
          <table:table-cell/>
        </table:table-row>
        <table:table-row>
          <table:table-cell office:value-type="string" office:string-value="screen.png" table:style-name="ce7">
            <text:p>screen.png</text:p>
          </table:table-cell>
          <table:table-cell/>
        </table:table-row>
        <table:table-row>
          <table:table-cell office:value-type="string" office:string-value="scribusdoc16.png" table:style-name="ce7">
            <text:p>scribusdoc16.png</text:p>
          </table:table-cell>
          <table:table-cell/>
        </table:table-row>
        <table:table-row>
          <table:table-cell office:value-type="string" office:string-value="scribusdoc.png" table:style-name="ce7">
            <text:p>scribusdoc.png</text:p>
          </table:table-cell>
          <table:table-cell/>
        </table:table-row>
        <table:table-row>
          <table:table-cell office:value-type="string" office:string-value="scribusicon.png" table:style-name="ce7">
            <text:p>scribusicon.png</text:p>
          </table:table-cell>
          <table:table-cell/>
        </table:table-row>
        <table:table-row>
          <table:table-cell office:value-type="string" office:string-value="scribus_logo.png" table:style-name="ce7">
            <text:p>scribus_logo.png</text:p>
          </table:table-cell>
          <table:table-cell/>
        </table:table-row>
        <table:table-row>
          <table:table-cell office:value-type="string" office:string-value="shade.png" table:style-name="ce7">
            <text:p>shade.png</text:p>
          </table:table-cell>
          <table:table-cell/>
        </table:table-row>
        <table:table-row>
          <table:table-cell office:value-type="string" office:string-value="shadow.png" table:style-name="ce7">
            <text:p>shadow.png</text:p>
          </table:table-cell>
          <table:table-cell/>
        </table:table-row>
        <table:table-row>
          <table:table-cell office:value-type="string" office:string-value="shortwords.png" table:style-name="ce7">
            <text:p>shortwords.png</text:p>
          </table:table-cell>
          <table:table-cell/>
        </table:table-row>
        <table:table-row>
          <table:table-cell office:value-type="string" office:string-value="Spacing.xpm" table:style-name="ce7">
            <text:p>Spacing.xpm</text:p>
          </table:table-cell>
          <table:table-cell/>
        </table:table-row>
        <table:table-row>
          <table:table-cell office:value-type="string" office:string-value="spiral.png" table:style-name="ce7">
            <text:p>spiral.png</text:p>
          </table:table-cell>
          <table:table-cell/>
        </table:table-row>
        <table:table-row>
          <table:table-cell office:value-type="string" office:string-value="Splash.png" table:style-name="ce7">
            <text:p>Splash.png</text:p>
          </table:table-cell>
          <table:table-cell/>
        </table:table-row>
        <table:table-row>
          <table:table-cell office:value-type="string" office:string-value="spline16.png" table:style-name="ce7">
            <text:p>spline16.png</text:p>
          </table:table-cell>
          <table:table-cell/>
        </table:table-row>
        <table:table-row>
          <table:table-cell office:value-type="string" office:string-value="spline.png" table:style-name="ce7">
            <text:p>spline.png</text:p>
          </table:table-cell>
          <table:table-cell/>
        </table:table-row>
        <table:table-row>
          <table:table-cell office:value-type="string" office:string-value="Split.png" table:style-name="ce7">
            <text:p>Split.png</text:p>
          </table:table-cell>
          <table:table-cell/>
        </table:table-row>
        <table:table-row>
          <table:table-cell office:value-type="string" office:string-value="spot.png" table:style-name="ce7">
            <text:p>spot.png</text:p>
          </table:table-cell>
          <table:table-cell/>
        </table:table-row>
        <table:table-row>
          <table:table-cell office:value-type="string" office:string-value="SquareCap.png" table:style-name="ce7">
            <text:p>SquareCap.png</text:p>
          </table:table-cell>
          <table:table-cell/>
        </table:table-row>
        <table:table-row>
          <table:table-cell office:value-type="string" office:string-value="Stift16.xpm" table:style-name="ce7">
            <text:p>Stift16.xpm</text:p>
          </table:table-cell>
          <table:table-cell/>
        </table:table-row>
        <table:table-row>
          <table:table-cell office:value-type="string" office:string-value="Stift.xpm" table:style-name="ce7">
            <text:p>Stift.xpm</text:p>
          </table:table-cell>
          <table:table-cell/>
        </table:table-row>
        <table:table-row>
          <table:table-cell office:value-type="string" office:string-value="Strike.xpm" table:style-name="ce7">
            <text:p>Strike.xpm</text:p>
          </table:table-cell>
          <table:table-cell/>
        </table:table-row>
        <table:table-row>
          <table:table-cell office:value-type="string" office:string-value="tab.png" table:style-name="ce7">
            <text:p>tab.png</text:p>
          </table:table-cell>
          <table:table-cell/>
        </table:table-row>
        <table:table-row>
          <table:table-cell office:value-type="string" office:string-value="tabtocindex.png" table:style-name="ce7">
            <text:p>tabtocindex.png</text:p>
          </table:table-cell>
          <table:table-cell/>
        </table:table-row>
        <table:table-row>
          <table:table-cell office:value-type="string" office:string-value="testfill.png" table:style-name="ce7">
            <text:p>testfill.png</text:p>
          </table:table-cell>
          <table:table-cell/>
        </table:table-row>
        <table:table-row>
          <table:table-cell office:value-type="string" office:string-value="textbase.png" table:style-name="ce7">
            <text:p>textbase.png</text:p>
          </table:table-cell>
          <table:table-cell/>
        </table:table-row>
        <table:table-row>
          <table:table-cell office:value-type="string" office:string-value="textkern.png" table:style-name="ce7">
            <text:p>textkern.png</text:p>
          </table:table-cell>
          <table:table-cell/>
        </table:table-row>
        <table:table-row>
          <table:table-cell office:value-type="string" office:string-value="textscaleh.png" table:style-name="ce7">
            <text:p>textscaleh.png</text:p>
          </table:table-cell>
          <table:table-cell/>
        </table:table-row>
        <table:table-row>
          <table:table-cell office:value-type="string" office:string-value="textscalev.png" table:style-name="ce7">
            <text:p>textscalev.png</text:p>
          </table:table-cell>
          <table:table-cell/>
        </table:table-row>
        <table:table-row>
          <table:table-cell office:value-type="string" office:string-value="textview.png" table:style-name="ce7">
            <text:p>textview.png</text:p>
          </table:table-cell>
          <table:table-cell/>
        </table:table-row>
        <table:table-row>
          <table:table-cell office:value-type="string" office:string-value="Tief.xpm" table:style-name="ce7">
            <text:p>Tief.xpm</text:p>
          </table:table-cell>
          <table:table-cell/>
        </table:table-row>
        <table:table-row>
          <table:table-cell office:value-type="string" office:string-value="tools.png" table:style-name="ce7">
            <text:p>tools.png</text:p>
          </table:table-cell>
          <table:table-cell/>
        </table:table-row>
        <table:table-row>
          <table:table-cell office:value-type="string" office:string-value="trashcan2.png" table:style-name="ce7">
            <text:p>trashcan2.png</text:p>
          </table:table-cell>
          <table:table-cell/>
        </table:table-row>
        <table:table-row>
          <table:table-cell office:value-type="string" office:string-value="trashcan.png" table:style-name="ce7">
            <text:p>trashcan.png</text:p>
          </table:table-cell>
          <table:table-cell/>
        </table:table-row>
        <table:table-row>
          <table:table-cell office:value-type="string" office:string-value="triangle.png" table:style-name="ce7">
            <text:p>triangle.png</text:p>
          </table:table-cell>
          <table:table-cell/>
        </table:table-row>
        <table:table-row>
          <table:table-cell office:value-type="string" office:string-value="txt.png" table:style-name="ce7">
            <text:p>txt.png</text:p>
          </table:table-cell>
          <table:table-cell/>
        </table:table-row>
        <table:table-row>
          <table:table-cell office:value-type="string" office:string-value="typography.png" table:style-name="ce7">
            <text:p>typography.png</text:p>
          </table:table-cell>
          <table:table-cell/>
        </table:table-row>
        <table:table-row>
          <table:table-cell office:value-type="string" office:string-value="u_align.png" table:style-name="ce7">
            <text:p>u_align.png</text:p>
          </table:table-cell>
          <table:table-cell/>
        </table:table-row>
        <table:table-row>
          <table:table-cell office:value-type="string" office:string-value="u_arrow.png" table:style-name="ce7">
            <text:p>u_arrow.png</text:p>
          </table:table-cell>
          <table:table-cell/>
        </table:table-row>
        <table:table-row>
          <table:table-cell office:value-type="string" office:string-value="u_create.png" table:style-name="ce7">
            <text:p>u_create.png</text:p>
          </table:table-cell>
          <table:table-cell/>
        </table:table-row>
        <table:table-row>
          <table:table-cell office:value-type="string" office:string-value="u_cut.png" table:style-name="ce7">
            <text:p>u_cut.png</text:p>
          </table:table-cell>
          <table:table-cell/>
        </table:table-row>
        <table:table-row>
          <table:table-cell office:value-type="string" office:string-value="u_delete.png" table:style-name="ce7">
            <text:p>u_delete.png</text:p>
          </table:table-cell>
          <table:table-cell/>
        </table:table-row>
        <table:table-row>
          <table:table-cell office:value-type="string" office:string-value="u_disableprint.png" table:style-name="ce7">
            <text:p>u_disableprint.png</text:p>
          </table:table-cell>
          <table:table-cell/>
        </table:table-row>
        <table:table-row>
          <table:table-cell office:value-type="string" office:string-value="u_enableprint.png" table:style-name="ce7">
            <text:p>u_enableprint.png</text:p>
          </table:table-cell>
          <table:table-cell/>
        </table:table-row>
        <table:table-row>
          <table:table-cell office:value-type="string" office:string-value="u_eps.png" table:style-name="ce7">
            <text:p>u_eps.png</text:p>
          </table:table-cell>
          <table:table-cell/>
        </table:table-row>
        <table:table-row>
          <table:table-cell office:value-type="string" office:string-value="u_fill.png" table:style-name="ce7">
            <text:p>u_fill.png</text:p>
          </table:table-cell>
          <table:table-cell/>
        </table:table-row>
        <table:table-row>
          <table:table-cell office:value-type="string" office:string-value="u_fliph.png" table:style-name="ce7">
            <text:p>u_fliph.png</text:p>
          </table:table-cell>
          <table:table-cell/>
        </table:table-row>
        <table:table-row>
          <table:table-cell office:value-type="string" office:string-value="u_flipv.png" table:style-name="ce7">
            <text:p>u_flipv.png</text:p>
          </table:table-cell>
          <table:table-cell/>
        </table:table-row>
        <table:table-row>
          <table:table-cell office:value-type="string" office:string-value="u_font.png" table:style-name="ce7">
            <text:p>u_font.png</text:p>
          </table:table-cell>
          <table:table-cell/>
        </table:table-row>
        <table:table-row>
          <table:table-cell office:value-type="string" office:string-value="u_group.png" table:style-name="ce7">
            <text:p>u_group.png</text:p>
          </table:table-cell>
          <table:table-cell/>
        </table:table-row>
        <table:table-row>
          <table:table-cell office:value-type="string" office:string-value="u_line.png" table:style-name="ce7">
            <text:p>u_line.png</text:p>
          </table:table-cell>
          <table:table-cell/>
        </table:table-row>
        <table:table-row>
          <table:table-cell office:value-type="string" office:string-value="u_lock.png" table:style-name="ce7">
            <text:p>u_lock.png</text:p>
          </table:table-cell>
          <table:table-cell/>
        </table:table-row>
        <table:table-row>
          <table:table-cell office:value-type="string" office:string-value="u_margins_locked.png" table:style-name="ce7">
            <text:p>u_margins_locked.png</text:p>
          </table:table-cell>
          <table:table-cell/>
        </table:table-row>
        <table:table-row>
          <table:table-cell office:value-type="string" office:string-value="u_margins.png" table:style-name="ce7">
            <text:p>u_margins.png</text:p>
          </table:table-cell>
          <table:table-cell/>
        </table:table-row>
        <table:table-row>
          <table:table-cell office:value-type="string" office:string-value="u_move.png" table:style-name="ce7">
            <text:p>u_move.png</text:p>
          </table:table-cell>
          <table:table-cell/>
        </table:table-row>
        <table:table-row>
          <table:table-cell office:value-type="string" office:string-value="u_multiple.png" table:style-name="ce7">
            <text:p>u_multiple.png</text:p>
          </table:table-cell>
          <table:table-cell/>
        </table:table-row>
        <table:table-row>
          <table:table-cell office:value-type="string" office:string-value="ungroup.png" table:style-name="ce7">
            <text:p>ungroup.png</text:p>
          </table:table-cell>
          <table:table-cell/>
        </table:table-row>
        <table:table-row>
          <table:table-cell office:value-type="string" office:string-value="unlock.png" table:style-name="ce7">
            <text:p>unlock.png</text:p>
          </table:table-cell>
          <table:table-cell/>
        </table:table-row>
        <table:table-row>
          <table:table-cell office:value-type="string" office:string-value="Unlock.xpm" table:style-name="ce7">
            <text:p>Unlock.xpm</text:p>
          </table:table-cell>
          <table:table-cell/>
        </table:table-row>
        <table:table-row>
          <table:table-cell office:value-type="string" office:string-value="Unter.xpm" table:style-name="ce7">
            <text:p>Unter.xpm</text:p>
          </table:table-cell>
          <table:table-cell/>
        </table:table-row>
        <table:table-row>
          <table:table-cell office:value-type="string" office:string-value="u_redo16.png" table:style-name="ce7">
            <text:p>u_redo16.png</text:p>
          </table:table-cell>
          <table:table-cell/>
        </table:table-row>
        <table:table-row>
          <table:table-cell office:value-type="string" office:string-value="u_redo.png" table:style-name="ce7">
            <text:p>u_redo.png</text:p>
          </table:table-cell>
          <table:table-cell/>
        </table:table-row>
        <table:table-row>
          <table:table-cell office:value-type="string" office:string-value="u_resize.png" table:style-name="ce7">
            <text:p>u_resize.png</text:p>
          </table:table-cell>
          <table:table-cell/>
        </table:table-row>
        <table:table-row>
          <table:table-cell office:value-type="string" office:string-value="u_rotate.png" table:style-name="ce7">
            <text:p>u_rotate.png</text:p>
          </table:table-cell>
          <table:table-cell/>
        </table:table-row>
        <table:table-row>
          <table:table-cell office:value-type="string" office:string-value="u_scale_image.png" table:style-name="ce7">
            <text:p>u_scale_image.png</text:p>
          </table:table-cell>
          <table:table-cell/>
        </table:table-row>
        <table:table-row>
          <table:table-cell office:value-type="string" office:string-value="u_shade.png" table:style-name="ce7">
            <text:p>u_shade.png</text:p>
          </table:table-cell>
          <table:table-cell/>
        </table:table-row>
        <table:table-row>
          <table:table-cell office:value-type="string" office:string-value="u_shape.png" table:style-name="ce7">
            <text:p>u_shape.png</text:p>
          </table:table-cell>
          <table:table-cell/>
        </table:table-row>
        <table:table-row>
          <table:table-cell office:value-type="string" office:string-value="u_svg.png" table:style-name="ce7">
            <text:p>u_svg.png</text:p>
          </table:table-cell>
          <table:table-cell/>
        </table:table-row>
        <table:table-row>
          <table:table-cell office:value-type="string" office:string-value="u_transp.png" table:style-name="ce7">
            <text:p>u_transp.png</text:p>
          </table:table-cell>
          <table:table-cell/>
        </table:table-row>
        <table:table-row>
          <table:table-cell office:value-type="string" office:string-value="u_undo16.png" table:style-name="ce7">
            <text:p>u_undo16.png</text:p>
          </table:table-cell>
          <table:table-cell/>
        </table:table-row>
        <table:table-row>
          <table:table-cell office:value-type="string" office:string-value="u_undo.png" table:style-name="ce7">
            <text:p>u_undo.png</text:p>
          </table:table-cell>
          <table:table-cell/>
        </table:table-row>
        <table:table-row>
          <table:table-cell office:value-type="string" office:string-value="u_unlock.png" table:style-name="ce7">
            <text:p>u_unlock.png</text:p>
          </table:table-cell>
          <table:table-cell/>
        </table:table-row>
        <table:table-row>
          <table:table-cell office:value-type="string" office:string-value="vectorgfx.png" table:style-name="ce7">
            <text:p>vectorgfx.png</text:p>
          </table:table-cell>
          <table:table-cell/>
        </table:table-row>
        <table:table-row>
          <table:table-cell office:value-type="string" office:string-value="viewmag1.png" table:style-name="ce7">
            <text:p>viewmag1.png</text:p>
          </table:table-cell>
          <table:table-cell/>
        </table:table-row>
        <table:table-row>
          <table:table-cell office:value-type="string" office:string-value="viewmagin.png" table:style-name="ce7">
            <text:p>viewmagin.png</text:p>
          </table:table-cell>
          <table:table-cell/>
        </table:table-row>
        <table:table-row>
          <table:table-cell office:value-type="string" office:string-value="viewmagout.png" table:style-name="ce7">
            <text:p>viewmagout.png</text:p>
          </table:table-cell>
          <table:table-cell/>
        </table:table-row>
        <table:table-row>
          <table:table-cell office:value-type="string" office:string-value="view.png" table:style-name="ce7">
            <text:p>view.png</text:p>
          </table:table-cell>
          <table:table-cell/>
        </table:table-row>
        <table:table-row>
          <table:table-cell office:value-type="string" office:string-value="vmirror.png" table:style-name="ce7">
            <text:p>vmirror.png</text:p>
          </table:table-cell>
          <table:table-cell/>
        </table:table-row>
        <table:table-row>
          <table:table-cell office:value-type="string" office:string-value="vpl.png" table:style-name="ce7">
            <text:p>vpl.png</text:p>
          </table:table-cell>
          <table:table-cell/>
        </table:table-row>
        <table:table-row>
          <table:table-cell office:value-type="string" office:string-value="Winkel.xpm" table:style-name="ce7">
            <text:p>Winkel.xpm</text:p>
          </table:table-cell>
          <table:table-cell/>
        </table:table-row>
        <table:table-row>
          <table:table-cell office:value-type="string" office:string-value="wizard.png" table:style-name="ce7">
            <text:p>wizard.png</text:p>
          </table:table-cell>
          <table:table-cell/>
        </table:table-row>
        <table:table-row>
          <table:table-cell office:value-type="string" office:string-value="wordsOnly.png" table:style-name="ce7">
            <text:p>wordsOnly.png</text:p>
          </table:table-cell>
          <table:table-cell/>
        </table:table-row>
        <table:table-row>
          <table:table-cell office:value-type="string" office:string-value="Zeichen.xpm" table:style-name="ce7">
            <text:p>Zeichen.xpm</text:p>
          </table:table-cell>
          <table:table-cell/>
        </table:table-row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60pt"/>
    </style:default-style>
    <style:default-style style:family="table-row">
      <style:table-row-properties style:row-height="12pt"/>
    </style:default-style>
    <style:default-style style:family="table-cell">
      <style:table-cell-properties fo:background-color="#ffffff" style:cell-protect="protected" style:vertical-align="middle"/>
      <style:text-properties fo:color="#000000" fo:font-family="Bitstream Vera Sans" fo:font-size="9pt"/>
    </style:default-style>
    <style:style style:name="custom-style1" style:display-name="Default" style:family="table-cell"/>
    <style:style style:name="custom-style2" style:display-name="Heading" style:family="table-cell">
      <style:table-cell-properties style:text-align-source="fix"/>
      <style:paragraph-properties fo:text-align="center"/>
      <style:text-properties fo:font-size="16pt" fo:font-style="italic" fo:font-weight="bold"/>
    </style:style>
    <style:style style:name="custom-style3" style:display-name="Heading1" style:family="table-cell">
      <style:table-cell-properties style:cell-protect="protected" style:rotation-align="none" style:rotation-angle="90" style:vertical-align="middle"/>
      <style:text-properties fo:color="#000000" fo:font-size="9pt"/>
    </style:style>
    <style:style style:name="custom-style4" style:display-name="Result" style:family="table-cell">
      <style:text-properties fo:font-style="italic" fo:font-weight="bold" style:text-underline-color="font-color" style:text-underline-style="solid" style:text-underline-width="auto"/>
    </style:style>
    <style:style style:name="custom-style5" style:display-name="Result2" style:family="table-cell">
      <style:table-cell-properties style:cell-protect="protected" style:vertical-align="middle"/>
      <style:text-properties fo:color="#000000" fo:font-size="9pt"/>
    </style: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304952734599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2</meta:generator>
    <meta:initial-creator>pinheiro</meta:initial-creator>
    <meta:editing-cycles>14</meta:editing-cycles>
    <meta:creation-date>2007-05-09T18:30:23</meta:creation-date>
    <dc:date>2007-05-13T17:22:10</dc:date>
    <dc:creator>pinheiro</dc:creator>
  </office:meta>
</office:document-meta>
</file>